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Droid Sans" svg:font-family="'Droid Sans', Helvetica, Arial, Lucida, sans-serif"/>
    <style:font-face style:name="Helvetica" svg:font-family="Helvetica, Arial, 'Lucida Grande', sans-serif"/>
    <style:font-face style:name="Lato" svg:font-family="Lato, sans-serif"/>
    <style:font-face style:name="Lohit Devanagari1" svg:font-family="'Lohit Devanagari'"/>
    <style:font-face style:name="Noticia Text" svg:font-family="'Noticia Text', serif"/>
    <style:font-face style:name="Open Sans1" svg:font-family="'Open Sans'"/>
    <style:font-face style:name="Open Sans" svg:font-family="'Open Sans', Helvetica, Arial, sans-serif"/>
    <style:font-face style:name="Open Sans2" svg:font-family="'Open Sans', sans-serif"/>
    <style:font-face style:name="Roboto" svg:font-family="Roboto"/>
    <style:font-face style:name="apple-system" svg:font-family="apple-system, BlinkMacSystemFont, 'Segoe UI', Roboto, Oxygen-Sans, Ubuntu, Cantarell, 'Helvetica Neue', sans-serif"/>
    <style:font-face style:name="arial" svg:font-family="arial, sans-serif"/>
    <style:font-face style:name="georgia" svg:font-family="georgia, times, 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color="#21409a" officeooo:rsid="0058d1ae" officeooo:paragraph-rsid="0058d1ae"/>
    </style:style>
    <style:style style:name="P2" style:family="paragraph" style:parent-style-name="Standard">
      <style:paragraph-properties fo:text-align="center"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3" style:family="paragraph" style:parent-style-name="Standard">
      <style:paragraph-properties fo:text-align="justify" style:justify-single-word="false"/>
      <style:text-properties style:font-name="Times New Roman" fo:font-size="36pt" fo:font-weight="bold" officeooo:rsid="001bb064" officeooo:paragraph-rsid="001bb064" style:font-size-asian="36pt" style:font-weight-asian="bold" style:font-size-complex="36pt" style:font-weight-complex="bold"/>
    </style:style>
    <style:style style:name="P4" style:family="paragraph" style:parent-style-name="Standard">
      <style:paragraph-properties fo:text-align="justify" style:justify-single-word="false"/>
      <style:text-properties style:font-name="Times New Roman" fo:font-size="14pt" fo:font-weight="normal" officeooo:rsid="00308f7c" officeooo:paragraph-rsid="00308f7c"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Times New Roman" fo:font-size="14pt" fo:font-weight="normal" officeooo:rsid="003d8469" officeooo:paragraph-rsid="003d8469"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Times New Roman" fo:font-size="14pt" fo:font-weight="normal" officeooo:rsid="003d8469" officeooo:paragraph-rsid="002975e2"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Times New Roman" fo:font-size="14pt" fo:font-weight="normal" officeooo:rsid="001c446a" officeooo:paragraph-rsid="001c446a"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20pt" fo:font-weight="normal" officeooo:rsid="001bb064" officeooo:paragraph-rsid="001c446a" style:font-size-asian="20pt" style:font-weight-asian="normal" style:font-size-complex="20pt" style:font-weight-complex="normal"/>
    </style:style>
    <style:style style:name="P9" style:family="paragraph" style:parent-style-name="Standard">
      <style:paragraph-properties fo:text-align="justify" style:justify-single-word="false"/>
      <style:text-properties style:font-name="Times New Roman" fo:font-size="20pt" fo:font-weight="normal" officeooo:rsid="001bb064" officeooo:paragraph-rsid="001bb064" style:font-size-asian="20pt" style:font-weight-asian="normal" style:font-size-complex="20pt" style:font-weight-complex="normal"/>
    </style:style>
    <style:style style:name="P10" style:family="paragraph" style:parent-style-name="Standard">
      <style:paragraph-properties fo:text-align="justify" style:justify-single-word="false"/>
      <style:text-properties style:font-name="Times New Roman" fo:font-size="20pt" fo:font-weight="normal" officeooo:rsid="001c446a" officeooo:paragraph-rsid="0041b3cb" style:font-size-asian="20pt" style:font-weight-asian="normal" style:font-size-complex="20pt" style:font-weight-complex="normal"/>
    </style:style>
    <style:style style:name="P11" style:family="paragraph" style:parent-style-name="Standard">
      <style:paragraph-properties fo:text-align="justify" style:justify-single-word="false"/>
      <style:text-properties style:font-name="Times New Roman" fo:font-size="20pt" fo:font-weight="normal" officeooo:rsid="001c446a" officeooo:paragraph-rsid="001c446a" style:font-size-asian="20pt" style:font-weight-asian="normal" style:font-size-complex="20pt" style:font-weight-complex="normal"/>
    </style:style>
    <style:style style:name="P12" style:family="paragraph" style:parent-style-name="Standard">
      <style:paragraph-properties fo:text-align="justify" style:justify-single-word="false"/>
      <style:text-properties style:font-name="Times New Roman" fo:font-size="20pt" fo:font-weight="normal" officeooo:rsid="001c446a" officeooo:paragraph-rsid="0049a3d0" style:font-size-asian="20pt" style:font-weight-asian="normal" style:font-size-complex="20pt" style:font-weight-complex="normal"/>
    </style:style>
    <style:style style:name="P13" style:family="paragraph" style:parent-style-name="Standard">
      <style:paragraph-properties fo:text-align="justify" style:justify-single-word="false"/>
      <style:text-properties style:font-name="Times New Roman" fo:font-size="20pt" fo:font-weight="normal" officeooo:rsid="004453c7" officeooo:paragraph-rsid="004453c7" style:font-size-asian="20pt" style:font-weight-asian="normal" style:font-size-complex="20pt" style:font-weight-complex="normal"/>
    </style:style>
    <style:style style:name="P14" style:family="paragraph" style:parent-style-name="Standard">
      <style:paragraph-properties fo:text-align="justify" style:justify-single-word="false"/>
      <style:text-properties style:font-name="Times New Roman" fo:font-size="20pt" fo:font-weight="normal" officeooo:rsid="0044e543" officeooo:paragraph-rsid="0044e543" style:font-size-asian="20pt" style:font-weight-asian="normal" style:font-size-complex="20pt" style:font-weight-complex="normal"/>
    </style:style>
    <style:style style:name="P15" style:family="paragraph" style:parent-style-name="Standard">
      <style:paragraph-properties fo:text-align="justify" style:justify-single-word="false"/>
      <style:text-properties style:font-name="Times New Roman" fo:font-size="20pt" fo:font-weight="normal" officeooo:rsid="0049a3d0" officeooo:paragraph-rsid="0049a3d0" style:font-size-asian="20pt" style:font-weight-asian="normal" style:font-size-complex="20pt" style:font-weight-complex="normal"/>
    </style:style>
    <style:style style:name="P16" style:family="paragraph" style:parent-style-name="Standard">
      <style:paragraph-properties fo:text-align="justify" style:justify-single-word="false"/>
      <style:text-properties style:font-name="Times New Roman" fo:font-size="20pt" fo:font-weight="normal" officeooo:rsid="0049a3d0" officeooo:paragraph-rsid="004abad0" style:font-size-asian="20pt" style:font-weight-asian="normal" style:font-size-complex="20pt" style:font-weight-complex="normal"/>
    </style:style>
    <style:style style:name="P17" style:family="paragraph" style:parent-style-name="Standard">
      <style:paragraph-properties fo:text-align="start" style:justify-single-word="false"/>
      <style:text-properties style:font-name="Times New Roman" fo:font-size="20pt" fo:font-weight="normal" officeooo:rsid="004abad0" officeooo:paragraph-rsid="004abad0" style:font-size-asian="20pt" style:font-weight-asian="normal" style:font-size-complex="20pt" style:font-weight-complex="normal"/>
    </style:style>
    <style:style style:name="P18" style:family="paragraph" style:parent-style-name="Standard">
      <style:paragraph-properties fo:text-align="center" style:justify-single-word="false"/>
      <style:text-properties style:font-name="Times New Roman" fo:font-size="20pt" style:text-underline-style="solid" style:text-underline-width="auto" style:text-underline-color="font-color" fo:font-weight="bold" officeooo:rsid="0054c9ec" officeooo:paragraph-rsid="0054c9ec" style:font-size-asian="20pt" style:font-weight-asian="bold" style:font-size-complex="20pt" style:font-weight-complex="bold"/>
    </style:style>
    <style:style style:name="P19" style:family="paragraph" style:parent-style-name="Standard">
      <style:paragraph-properties fo:line-height="150%" fo:text-align="justify" style:justify-single-word="false"/>
      <style:text-properties style:font-name="Times New Roman" fo:font-size="12pt" fo:font-weight="normal" officeooo:rsid="001bb064" officeooo:paragraph-rsid="001e0ff4"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1bb064" officeooo:paragraph-rsid="001bb064"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266b7" officeooo:paragraph-rsid="00349e5a"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375140" officeooo:paragraph-rsid="006a6254"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font-weight="normal" officeooo:paragraph-rsid="00349e5a"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fo:font-weight="normal" officeooo:paragraph-rsid="006a6254" style:font-size-asian="12pt" style:font-size-complex="12pt"/>
    </style:style>
    <style:style style:name="P26" style:family="paragraph" style:parent-style-name="Standard">
      <style:paragraph-properties fo:line-height="150%" fo:text-align="justify" style:justify-single-word="false"/>
      <style:text-properties style:font-name="Times New Roman" fo:font-size="12pt" fo:font-weight="normal" officeooo:rsid="00308f7c" officeooo:paragraph-rsid="00308f7c" style:font-size-asian="12pt" style:font-size-complex="12pt"/>
    </style:style>
    <style:style style:name="P27" style:family="paragraph" style:parent-style-name="Standard">
      <style:paragraph-properties fo:line-height="150%" fo:text-align="justify" style:justify-single-word="false"/>
      <style:text-properties style:font-name="Times New Roman" fo:font-size="12pt" fo:font-weight="bold" officeooo:rsid="001cca8f" officeooo:paragraph-rsid="001cca8f"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Times New Roman" fo:font-size="15pt" fo:font-weight="normal" officeooo:rsid="0042bc4d" officeooo:paragraph-rsid="004453c7" style:font-size-asian="15pt" style:font-weight-asian="normal" style:font-size-complex="15pt" style:font-weight-complex="normal"/>
    </style:style>
    <style:style style:name="P29" style:family="paragraph" style:parent-style-name="Standard">
      <style:paragraph-properties fo:text-align="justify" style:justify-single-word="false"/>
      <style:text-properties style:font-name="Times New Roman" fo:font-size="15pt" fo:font-weight="normal" officeooo:rsid="0042bc4d" officeooo:paragraph-rsid="0044e543"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style:font-name="Times New Roman" fo:font-size="15pt" fo:font-weight="normal" officeooo:rsid="0042bc4d" officeooo:paragraph-rsid="004699d0" style:font-size-asian="15pt" style:font-weight-asian="normal" style:font-size-complex="15pt" style:font-weight-complex="normal"/>
    </style:style>
    <style:style style:name="P31" style:family="paragraph" style:parent-style-name="Standard">
      <style:paragraph-properties fo:text-align="justify" style:justify-single-word="false"/>
      <style:text-properties style:font-name="Times New Roman" fo:font-size="15pt" fo:font-weight="normal" officeooo:rsid="0042bc4d" officeooo:paragraph-rsid="0046ac8d" style:font-size-asian="15pt" style:font-weight-asian="normal" style:font-size-complex="15pt" style:font-weight-complex="normal"/>
    </style:style>
    <style:style style:name="P32" style:family="paragraph" style:parent-style-name="Standard">
      <style:paragraph-properties fo:text-align="justify" style:justify-single-word="false"/>
      <style:text-properties style:font-name="Times New Roman" fo:font-size="15pt" fo:font-weight="normal" officeooo:rsid="0042bc4d" officeooo:paragraph-rsid="0046c1e2" style:font-size-asian="15pt" style:font-weight-asian="normal" style:font-size-complex="15pt" style:font-weight-complex="normal"/>
    </style:style>
    <style:style style:name="P33" style:family="paragraph" style:parent-style-name="Standard">
      <style:paragraph-properties fo:text-align="justify" style:justify-single-word="false"/>
      <style:text-properties style:font-name="Times New Roman" fo:font-size="15pt" fo:font-weight="normal" officeooo:rsid="0042bc4d" officeooo:paragraph-rsid="0049a3d0" style:font-size-asian="15pt" style:font-weight-asian="normal" style:font-size-complex="15pt" style:font-weight-complex="normal"/>
    </style:style>
    <style:style style:name="P34" style:family="paragraph" style:parent-style-name="Standard">
      <style:paragraph-properties fo:text-align="justify" style:justify-single-word="false"/>
      <style:text-properties style:font-name="Times New Roman" fo:font-size="15pt" fo:font-weight="normal" officeooo:rsid="0042bc4d" officeooo:paragraph-rsid="004abad0" style:font-size-asian="15pt" style:font-weight-asian="normal" style:font-size-complex="15pt" style:font-weight-complex="normal"/>
    </style:style>
    <style:style style:name="P35" style:family="paragraph" style:parent-style-name="Standard">
      <style:paragraph-properties fo:text-align="justify" style:justify-single-word="false"/>
      <style:text-properties style:font-name="Times New Roman" fo:font-size="15pt" fo:font-weight="normal" officeooo:rsid="0042bc4d" officeooo:paragraph-rsid="0041b3cb" style:font-size-asian="15pt" style:font-weight-asian="normal" style:font-size-complex="15pt" style:font-weight-complex="normal"/>
    </style:style>
    <style:style style:name="P36" style:family="paragraph" style:parent-style-name="Standard">
      <style:paragraph-properties fo:text-align="justify" style:justify-single-word="false"/>
      <style:text-properties style:font-name="Times New Roman" fo:font-size="15pt" fo:font-weight="normal" officeooo:rsid="0042bc4d" officeooo:paragraph-rsid="0042bc4d" style:font-size-asian="15pt" style:font-weight-asian="normal" style:font-size-complex="15pt" style:font-weight-complex="normal"/>
    </style:style>
    <style:style style:name="P37" style:family="paragraph" style:parent-style-name="Standard">
      <style:paragraph-properties fo:text-align="justify" style:justify-single-word="false"/>
      <style:text-properties style:font-name="Times New Roman" fo:font-size="15pt" fo:font-weight="normal" officeooo:rsid="006142e0" officeooo:paragraph-rsid="006142e0" style:font-size-asian="15pt" style:font-weight-asian="normal" style:font-size-complex="15pt" style:font-weight-complex="normal"/>
    </style:style>
    <style:style style:name="P38" style:family="paragraph" style:parent-style-name="Standard">
      <style:paragraph-properties fo:text-align="justify" style:justify-single-word="false"/>
      <style:text-properties style:font-name="Times New Roman" fo:font-size="15pt" fo:font-weight="normal" officeooo:rsid="00627b40" officeooo:paragraph-rsid="00627b40" style:font-size-asian="15pt" style:font-weight-asian="normal" style:font-size-complex="15pt" style:font-weight-complex="normal"/>
    </style:style>
    <style:style style:name="P39" style:family="paragraph" style:parent-style-name="Standard">
      <style:paragraph-properties fo:text-align="justify" style:justify-single-word="false"/>
      <style:text-properties style:font-name="Times New Roman" fo:font-size="15pt" fo:font-weight="normal" officeooo:rsid="00627b40" officeooo:paragraph-rsid="006142e0" style:font-size-asian="15pt" style:font-weight-asian="normal" style:font-size-complex="15pt" style:font-weight-complex="normal"/>
    </style:style>
    <style:style style:name="P40" style:family="paragraph" style:parent-style-name="Standard">
      <style:paragraph-properties fo:text-align="justify" style:justify-single-word="false"/>
      <style:text-properties style:font-name="Times New Roman" fo:font-size="15pt" fo:font-weight="normal" officeooo:rsid="0041b3cb" officeooo:paragraph-rsid="001c446a" style:font-size-asian="15pt" style:font-weight-asian="normal" style:font-size-complex="15pt" style:font-weight-complex="normal"/>
    </style:style>
    <style:style style:name="P41" style:family="paragraph" style:parent-style-name="Standard">
      <style:paragraph-properties fo:text-align="justify" style:justify-single-word="false"/>
      <style:text-properties style:font-name="Times New Roman" fo:font-size="15pt" fo:font-weight="normal" officeooo:rsid="0041b3cb" officeooo:paragraph-rsid="0041b3cb" style:font-size-asian="15pt" style:font-weight-asian="normal" style:font-size-complex="15pt" style:font-weight-complex="normal"/>
    </style:style>
    <style:style style:name="P42" style:family="paragraph" style:parent-style-name="Standard">
      <style:paragraph-properties fo:text-align="justify" style:justify-single-word="false"/>
      <style:text-properties style:font-name="Times New Roman" fo:font-size="15pt" fo:font-weight="normal" officeooo:rsid="0041b3cb" officeooo:paragraph-rsid="0042bc4d" style:font-size-asian="15pt" style:font-weight-asian="normal" style:font-size-complex="15pt" style:font-weight-complex="normal"/>
    </style:style>
    <style:style style:name="P43" style:family="paragraph" style:parent-style-name="Standard">
      <style:paragraph-properties fo:text-align="justify" style:justify-single-word="false"/>
      <style:text-properties style:font-name="Times New Roman" fo:font-size="15pt" fo:font-weight="normal" officeooo:rsid="0042bc4d" officeooo:paragraph-rsid="004453c7" fo:background-color="#fff200" style:font-size-asian="15pt" style:font-weight-asian="normal" style:font-size-complex="15pt" style:font-weight-complex="normal"/>
    </style:style>
    <style:style style:name="P44" style:family="paragraph" style:parent-style-name="Standard">
      <style:paragraph-properties fo:text-align="justify" style:justify-single-word="false"/>
      <style:text-properties fo:font-size="20pt" fo:font-weight="normal" officeooo:rsid="001bb064" officeooo:paragraph-rsid="001c446a" style:font-size-asian="20pt" style:font-weight-asian="normal" style:font-size-complex="20pt" style:font-weight-complex="normal"/>
    </style:style>
    <style:style style:name="P45" style:family="paragraph" style:parent-style-name="Standard">
      <style:paragraph-properties fo:text-align="justify" style:justify-single-word="false"/>
      <style:text-properties fo:font-size="20pt" fo:font-weight="normal" officeooo:rsid="001bb064" officeooo:paragraph-rsid="0049a3d0" style:font-size-asian="20pt" style:font-weight-asian="normal" style:font-size-complex="20pt" style:font-weight-complex="normal"/>
    </style:style>
    <style:style style:name="P46"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3a46" officeooo:paragraph-rsid="006a6254" style:font-size-asian="12pt" style:font-size-complex="12pt"/>
    </style:style>
    <style:style style:name="P47" style:family="paragraph" style:parent-style-name="Standard">
      <style:paragraph-properties fo:line-height="150%" fo:text-align="justify" style:justify-single-word="false"/>
      <style:text-properties fo:color="#000000" style:text-line-through-style="none" style:text-line-through-type="none" style:font-name="Times New Roman" fo:font-size="12pt" fo:font-weight="normal" officeooo:rsid="00648b61" officeooo:paragraph-rsid="00643a46"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6cb4aa" officeooo:paragraph-rsid="006cb4aa"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color="#000000" style:text-line-through-style="none" style:text-line-through-type="none" style:font-name="Times New Roman" fo:font-size="12pt" fo:font-weight="normal" officeooo:rsid="00742dc7" officeooo:paragraph-rsid="00742dc7"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fo:color="#000000" style:text-line-through-style="none" style:text-line-through-type="none" style:font-name="Times New Roman" fo:font-size="26pt" fo:font-weight="bold" officeooo:rsid="007ddc3f" officeooo:paragraph-rsid="007ddc3f" style:font-size-asian="26pt" style:font-weight-asian="bold" style:font-size-complex="26pt" style:font-weight-complex="bold"/>
    </style:style>
    <style:style style:name="P51"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41f7f" officeooo:paragraph-rsid="00841f7f" style:font-size-asian="12.25pt" style:font-weight-asian="bold" style:font-size-complex="14pt" style:font-weight-complex="bold"/>
    </style:style>
    <style:style style:name="P52"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60cea" officeooo:paragraph-rsid="00860cea" style:font-size-asian="12.25pt" style:font-weight-asian="bold" style:font-size-complex="14pt" style:font-weight-complex="bold"/>
    </style:style>
    <style:style style:name="P53"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8b812b" officeooo:paragraph-rsid="008b812b" style:font-size-asian="12.25pt" style:font-weight-asian="bold" style:font-size-complex="14pt" style:font-weight-complex="bold"/>
    </style:style>
    <style:style style:name="P54" style:family="paragraph" style:parent-style-name="Standard">
      <style:paragraph-properties fo:text-align="justify" style:justify-single-word="false"/>
      <style:text-properties fo:color="#000000" style:text-line-through-style="none" style:text-line-through-type="none" style:font-name="Times New Roman" fo:font-size="14pt" fo:font-weight="normal" officeooo:rsid="00860cea" officeooo:paragraph-rsid="0089778b" style:font-size-asian="12.25pt" style:font-weight-asian="normal" style:font-size-complex="14pt" style:font-weight-complex="normal"/>
    </style:style>
    <style:style style:name="P55" style:family="paragraph" style:parent-style-name="Standard">
      <style:paragraph-properties fo:text-align="justify" style:justify-single-word="false"/>
      <style:text-properties fo:color="#000000" style:text-line-through-style="none" style:text-line-through-type="none" style:font-name="Times New Roman" fo:font-size="14pt" fo:font-weight="normal" officeooo:rsid="008e74c2" officeooo:paragraph-rsid="008e74c2"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color="#000000" style:text-line-through-style="none" style:text-line-through-type="none" style:font-name="Times New Roman" fo:font-size="14pt" fo:font-weight="normal" officeooo:rsid="00821fd0" officeooo:paragraph-rsid="00821fd0" style:font-size-asian="12.25pt" style:font-weight-asian="normal" style:font-size-complex="14pt" style:font-weight-complex="normal"/>
    </style:style>
    <style:style style:name="P57"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860cea" style:font-size-asian="16pt" style:font-weight-asian="bold" style:font-size-complex="16pt" style:font-weight-complex="bold"/>
    </style:style>
    <style:style style:name="P58"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8b812b" style:font-size-asian="16pt" style:font-weight-asian="bold" style:font-size-complex="16pt" style:font-weight-complex="bold"/>
    </style:style>
    <style:style style:name="P59" style:family="paragraph" style:parent-style-name="Standard">
      <style:paragraph-properties fo:text-align="justify" style:justify-single-word="false"/>
      <style:text-properties fo:color="#000000" style:text-line-through-style="none" style:text-line-through-type="none" style:font-name="Times New Roman" fo:font-size="16pt" fo:font-weight="bold" officeooo:rsid="007f7695" officeooo:paragraph-rsid="009a5e74" style:font-size-asian="16pt" style:font-weight-asian="bold" style:font-size-complex="16pt" style:font-weight-complex="bold"/>
    </style:style>
    <style:style style:name="P60" style:family="paragraph" style:parent-style-name="Standard">
      <style:paragraph-properties fo:line-height="150%" fo:text-align="justify" style:justify-single-word="false"/>
      <style:text-properties fo:color="#ce181e" style:text-line-through-style="solid" style:text-line-through-type="single" style:font-name="Times New Roman" fo:font-size="12pt" fo:font-weight="normal" officeooo:rsid="002d3aef" officeooo:paragraph-rsid="00368fca" style:font-size-asian="12pt" style:font-weight-asian="normal" style:font-size-complex="12pt" style:font-weight-complex="normal"/>
    </style:style>
    <style:style style:name="P61" style:family="paragraph" style:parent-style-name="Standard">
      <style:paragraph-properties fo:margin-top="0.004cm" fo:margin-bottom="0.004cm" loext:contextual-spacing="false" fo:line-height="100%" fo:text-align="justify" style:justify-single-word="false"/>
      <style:text-properties style:font-name="Times New Roman" fo:font-size="20pt" fo:font-weight="normal" officeooo:rsid="0049a3d0" officeooo:paragraph-rsid="004c973b" style:font-size-asian="20pt" style:font-weight-asian="normal" style:font-size-complex="20pt" style:font-weight-complex="normal"/>
    </style:style>
    <style:style style:name="P62" style:family="paragraph" style:parent-style-name="Standard">
      <style:paragraph-properties fo:margin-top="0.004cm" fo:margin-bottom="0.004cm" loext:contextual-spacing="false" fo:line-height="100%" fo:text-align="justify" style:justify-single-word="false"/>
      <style:text-properties style:font-name="Times New Roman" fo:font-size="20pt" fo:language="en" fo:country="GB" fo:font-weight="normal" officeooo:rsid="004c973b" officeooo:paragraph-rsid="004c973b" style:font-size-asian="20pt" style:language-asian="fr" style:country-asian="FR" style:font-weight-asian="normal" style:font-name-complex="Times New Roman1" style:font-size-complex="20pt" style:font-weight-complex="normal"/>
    </style:style>
    <style:style style:name="P63" style:family="paragraph" style:parent-style-name="Standard">
      <style:paragraph-properties fo:margin-top="0cm" fo:margin-bottom="0cm" loext:contextual-spacing="false" fo:line-height="100%" fo:text-align="justify" style:justify-single-word="false"/>
      <style:text-properties fo:color="#000000" style:font-name="Times New Roman" fo:font-size="14pt" fo:language="en" fo:country="GB" fo:font-style="normal" fo:font-weight="normal" officeooo:rsid="003d8469" officeooo:paragraph-rsid="003d8469" style:font-size-asian="12.25pt" style:language-asian="fr" style:country-asian="FR" style:font-style-asian="normal" style:font-weight-asian="normal" style:font-name-complex="Times New Roman1" style:font-size-complex="14pt" style:font-style-complex="normal" style:font-weight-complex="normal"/>
    </style:style>
    <style:style style:name="P64" style:family="paragraph" style:parent-style-name="Text_20_body" style:list-style-name="L4">
      <style:paragraph-properties fo:text-align="justify" style:justify-single-word="false"/>
      <style:text-properties officeooo:paragraph-rsid="00dc80a8"/>
    </style:style>
    <style:style style:name="P65" style:family="paragraph" style:parent-style-name="Text_20_body">
      <style:paragraph-properties fo:text-align="justify" style:justify-single-word="false"/>
      <style:text-properties officeooo:paragraph-rsid="009985cf"/>
    </style:style>
    <style:style style:name="P66" style:family="paragraph" style:parent-style-name="Text_20_body" style:list-style-name="L4">
      <style:paragraph-properties fo:text-align="justify" style:justify-single-word="false"/>
      <style:text-properties fo:font-variant="normal" fo:text-transform="none" fo:color="#000000" style:font-name="Lato" fo:font-size="12pt" fo:letter-spacing="normal" fo:font-style="normal" fo:font-weight="bold" officeooo:paragraph-rsid="00c9cec8"/>
    </style:style>
    <style:style style:name="P67" style:family="paragraph" style:parent-style-name="Text_20_body" style:list-style-name="L4">
      <style:paragraph-properties fo:text-align="justify" style:justify-single-word="false"/>
      <style:text-properties fo:font-variant="normal" fo:text-transform="none" fo:color="#000000" style:font-name="Lato" fo:font-size="12pt" fo:letter-spacing="normal" fo:font-style="normal" fo:font-weight="bold" officeooo:paragraph-rsid="00ddaf9c"/>
    </style:style>
    <style:style style:name="P68" style:family="paragraph" style:parent-style-name="Text_20_body" style:list-style-name="L4">
      <style:paragraph-properties fo:text-align="justify" style:justify-single-word="false"/>
      <style:text-properties fo:font-variant="normal" fo:text-transform="none" fo:color="#000000" style:font-name="Lato" fo:font-size="12pt" fo:letter-spacing="normal" fo:font-style="normal" fo:font-weight="bold" officeooo:rsid="00c9cec8" officeooo:paragraph-rsid="00c9cec8"/>
    </style:style>
    <style:style style:name="P69" style:family="paragraph" style:parent-style-name="Text_20_body" style:list-style-name="L4">
      <style:paragraph-properties fo:text-align="justify" style:justify-single-word="false"/>
      <style:text-properties fo:font-variant="normal" fo:text-transform="none" fo:color="#000000" style:text-line-through-style="solid" style:text-line-through-type="single" style:font-name="Lato" fo:font-size="12pt" fo:letter-spacing="normal" fo:font-style="normal" fo:font-weight="bold" officeooo:rsid="00cc3a53" officeooo:paragraph-rsid="00cc3a53"/>
    </style:style>
    <style:style style:name="P70" style:family="paragraph" style:parent-style-name="Text_20_body" style:list-style-name="L4">
      <style:paragraph-properties fo:text-align="justify" style:justify-single-word="false"/>
      <style:text-properties fo:font-variant="normal" fo:text-transform="none" fo:color="#000000" style:text-line-through-style="none" style:text-line-through-type="none" style:font-name="Lato" fo:font-size="12pt" fo:letter-spacing="normal" fo:font-style="normal" fo:font-weight="bold" officeooo:rsid="00d63a27" officeooo:paragraph-rsid="00d83212"/>
    </style:style>
    <style:style style:name="P71" style:family="paragraph" style:parent-style-name="Text_20_body" style:list-style-name="L4">
      <style:paragraph-properties fo:text-align="justify" style:justify-single-word="false"/>
      <style:text-properties fo:font-variant="normal" fo:text-transform="none" fo:color="#000000" style:font-name="Open Sans" fo:font-size="11.25pt" fo:letter-spacing="normal" fo:font-style="normal" fo:font-weight="normal" officeooo:rsid="00c9cec8" officeooo:paragraph-rsid="00c9cec8" style:font-size-asian="12.25pt" style:font-size-complex="14pt"/>
    </style:style>
    <style:style style:name="P72" style:family="paragraph" style:parent-style-name="Text_20_body"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841f7f" style:font-size-asian="12.25pt" style:font-style-asian="normal" style:font-weight-asian="normal" style:font-size-complex="14pt" style:font-style-complex="normal" style:font-weight-complex="normal"/>
    </style:style>
    <style:style style:name="P73" style:family="paragraph" style:parent-style-name="Text_20_body">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841f7f" style:font-size-asian="12.25pt" style:font-style-asian="normal" style:font-weight-asian="normal" style:font-size-complex="14pt" style:font-style-complex="normal" style:font-weight-complex="normal"/>
    </style:style>
    <style:style style:name="P74" style:family="paragraph" style:parent-style-name="Text_20_body">
      <style:paragraph-properties fo:text-align="justify" style:justify-single-word="false"/>
      <style:text-properties fo:color="#000000" style:text-line-through-style="none" style:text-line-through-type="none" style:font-name="Times New Roman" fo:font-size="14pt" fo:font-weight="normal" officeooo:rsid="00841f7f" officeooo:paragraph-rsid="009985cf" style:font-size-asian="12.25pt" style:font-weight-asian="normal" style:font-size-complex="14pt" style:font-weight-complex="normal"/>
    </style:style>
    <style:style style:name="P7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P7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P77" style:family="paragraph" style:parent-style-name="Text_20_body">
      <style:paragraph-properties fo:margin-left="0cm" fo:margin-right="0cm" fo:text-align="start" style:justify-single-word="false" fo:orphans="2" fo:widows="2" fo:text-indent="0cm" style:auto-text-indent="false"/>
      <style:text-properties officeooo:paragraph-rsid="00e2adf0"/>
    </style:style>
    <style:style style:name="P78" style:family="paragraph" style:parent-style-name="Text_20_body">
      <style:paragraph-properties fo:margin-left="0cm" fo:margin-right="0cm" fo:text-align="justify" style:justify-single-word="false" fo:orphans="2" fo:widows="2" fo:text-indent="0cm" style:auto-text-indent="false"/>
    </style:style>
    <style:style style:name="P79" style:family="paragraph" style:parent-style-name="Text_20_body">
      <style:paragraph-properties fo:margin-left="0cm" fo:margin-right="0cm" fo:text-align="justify" style:justify-single-word="false" fo:orphans="2" fo:widows="2" fo:text-indent="0cm" style:auto-text-indent="false"/>
      <style:text-properties officeooo:paragraph-rsid="00e2adf0"/>
    </style:style>
    <style:style style:name="P80" style:family="paragraph" style:parent-style-name="Text_20_body">
      <style:paragraph-properties fo:margin-left="0cm" fo:margin-right="0cm" fo:margin-top="0cm" fo:margin-bottom="0.529cm" loext:contextual-spacing="false" fo:line-height="140%" fo:orphans="2" fo:widows="2" fo:text-indent="0cm" style:auto-text-indent="false"/>
    </style:style>
    <style:style style:name="P81" style:family="paragraph" style:parent-style-name="Text_20_body">
      <style:paragraph-properties fo:margin-left="0cm" fo:margin-right="0cm" fo:margin-top="0cm" fo:margin-bottom="0.529cm" loext:contextual-spacing="false" fo:line-height="140%" fo:orphans="2" fo:widows="2" fo:text-indent="0cm" style:auto-text-indent="false"/>
      <style:text-properties officeooo:paragraph-rsid="00efd56a"/>
    </style:style>
    <style:style style:name="P82"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style>
    <style:style style:name="P83"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officeooo:paragraph-rsid="00faa6a2"/>
    </style:style>
    <style:style style:name="P84"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fo:font-variant="normal" fo:text-transform="none" fo:color="#4c4c4c" style:font-name="Open Sans1" fo:font-size="12pt" fo:letter-spacing="normal" fo:font-style="normal" fo:font-weight="normal"/>
    </style:style>
    <style:style style:name="P85"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fo:font-variant="normal" fo:text-transform="none" fo:color="#4c4c4c" style:font-name="Open Sans1" fo:font-size="12pt" fo:letter-spacing="normal" fo:font-style="normal" fo:font-weight="normal" officeooo:paragraph-rsid="00efd56a"/>
    </style:style>
    <style:style style:name="P86"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P87" style:family="paragraph" style:parent-style-name="Text_20_body">
      <style:paragraph-properties fo:margin-left="0cm" fo:margin-right="0cm" fo:margin-top="0cm" fo:margin-bottom="0.529cm" loext:contextual-spacing="false" fo:line-height="140%" fo:text-align="justify" style:justify-single-word="false" fo:orphans="2" fo:widows="2" fo:text-indent="0cm" style:auto-text-indent="false"/>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P88" style:family="paragraph" style:parent-style-name="Text_20_body">
      <style:paragraph-properties fo:margin-left="0cm" fo:margin-right="0cm" fo:margin-top="0.529cm" fo:margin-bottom="0cm" loext:contextual-spacing="false" fo:line-height="115%"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P89" style:family="paragraph" style:parent-style-name="Text_20_body">
      <style:paragraph-properties fo:margin-left="0cm" fo:margin-right="0cm" fo:margin-top="0.529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style:style>
    <style:style style:name="P90" style:family="paragraph" style:parent-style-name="Text_20_body">
      <style:paragraph-properties fo:margin-top="0cm" fo:margin-bottom="0.529cm" loext:contextual-spacing="false" fo:line-height="140%" fo:text-align="justify" style:justify-single-word="false" fo:orphans="2" fo:widows="2"/>
      <style:text-properties fo:font-variant="normal" fo:text-transform="none" fo:color="#4c4c4c" style:font-name="Open Sans1" fo:font-size="12pt" fo:letter-spacing="normal" fo:font-style="normal" fo:font-weight="normal" officeooo:rsid="00efd56a" officeooo:paragraph-rsid="00efd56a"/>
    </style:style>
    <style:style style:name="P91" style:family="paragraph" style:parent-style-name="Text_20_body">
      <style:paragraph-properties fo:margin-top="0cm" fo:margin-bottom="0.529cm" loext:contextual-spacing="false" fo:line-height="140%" fo:text-align="justify" style:justify-single-word="false" fo:orphans="2" fo:widows="2"/>
      <style:text-properties fo:font-variant="normal" fo:text-transform="none" fo:color="#000000" style:text-line-through-style="none" style:text-line-through-type="none" style:font-name="Times New Roman" fo:font-size="14pt" fo:letter-spacing="normal" fo:font-style="normal" fo:font-weight="normal" officeooo:paragraph-rsid="00efd56a" style:font-size-asian="12.25pt" style:font-style-asian="normal" style:font-weight-asian="normal" style:font-size-complex="14pt" style:font-style-complex="normal" style:font-weight-complex="normal"/>
    </style:style>
    <style:style style:name="P92" style:family="paragraph" style:parent-style-name="Text_20_body" style:list-style-name="L12">
      <style:paragraph-properties fo:margin-top="0cm" fo:margin-bottom="0.529cm" loext:contextual-spacing="false" fo:line-height="140%" fo:orphans="2" fo:widows="2"/>
      <style:text-properties officeooo:paragraph-rsid="00efd56a"/>
    </style:style>
    <style:style style:name="P93" style:family="paragraph" style:parent-style-name="Text_20_body">
      <style:paragraph-properties fo:margin-top="0cm" fo:margin-bottom="0.529cm" loext:contextual-spacing="false" fo:line-height="140%" fo:text-align="justify" style:justify-single-word="false" fo:orphans="2" fo:widows="2"/>
      <style:text-properties officeooo:paragraph-rsid="00efd56a"/>
    </style:style>
    <style:style style:name="P94" style:family="paragraph" style:parent-style-name="Text_20_body" style:list-style-name="L12">
      <style:paragraph-properties fo:margin-top="0cm" fo:margin-bottom="0.529cm" loext:contextual-spacing="false" fo:line-height="140%" fo:orphans="2" fo:widows="2"/>
      <style:text-properties officeooo:rsid="00efd56a" officeooo:paragraph-rsid="00efd56a"/>
    </style:style>
    <style:style style:name="P95" style:family="paragraph" style:parent-style-name="Text_20_body">
      <style:paragraph-properties fo:margin-top="0cm" fo:margin-bottom="0.529cm" loext:contextual-spacing="false" fo:line-height="140%" fo:orphans="2" fo:widows="2"/>
      <style:text-properties officeooo:rsid="00efd56a" officeooo:paragraph-rsid="00efd56a"/>
    </style:style>
    <style:style style:name="P96" style:family="paragraph" style:parent-style-name="Text_20_body">
      <style:paragraph-properties fo:margin-left="0cm" fo:margin-right="0cm" fo:margin-top="0.101cm" fo:margin-bottom="0.101cm" loext:contextual-spacing="false" fo:line-height="115%" fo:text-align="justify" style:justify-single-word="false" fo:text-indent="0cm" style:auto-text-indent="fals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9985cf" style:font-size-asian="12.25pt" style:font-style-asian="normal" style:font-weight-asian="normal" style:font-size-complex="14pt" style:font-style-complex="normal" style:font-weight-complex="normal"/>
    </style:style>
    <style:style style:name="P97" style:family="paragraph" style:parent-style-name="Text_20_body">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P98" style:family="paragraph" style:parent-style-name="Text_20_body" style:list-style-name="L14">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0ff15c6" style:font-size-asian="12.25pt" style:font-style-asian="normal" style:font-weight-asian="normal" style:font-size-complex="14pt" style:font-style-complex="normal" style:font-weight-complex="normal"/>
    </style:style>
    <style:style style:name="P99" style:family="paragraph" style:parent-style-name="Text_20_body">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0992893" officeooo:paragraph-rsid="01005f65" style:font-size-asian="12.25pt" style:font-style-asian="normal" style:font-weight-asian="normal" style:font-size-complex="14pt" style:font-style-complex="normal" style:font-weight-complex="normal"/>
    </style:style>
    <style:style style:name="P100" style:family="paragraph" style:parent-style-name="Text_20_body" style:list-style-name="L14">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1005f65" officeooo:paragraph-rsid="01005f65" style:font-size-asian="12.25pt" style:font-style-asian="normal" style:font-weight-asian="normal" style:font-size-complex="14pt" style:font-style-complex="normal" style:font-weight-complex="normal"/>
    </style:style>
    <style:style style:name="P101" style:family="paragraph" style:parent-style-name="Text_20_body">
      <style:paragraph-properties fo:margin-top="0.529cm" fo:margin-bottom="0cm" loext:contextual-spacing="false" fo:line-height="115%" fo:text-align="justify" style:justify-single-word="false" fo:orphans="2" fo:widows="2" fo:padding="0cm" fo:border="none"/>
      <style:text-properties fo:font-variant="normal" fo:text-transform="none" fo:color="#000000" style:text-line-through-style="none" style:text-line-through-type="none" style:font-name="Times New Roman" fo:font-size="14pt" fo:letter-spacing="normal" fo:font-style="normal" fo:font-weight="normal" officeooo:rsid="01005f65" officeooo:paragraph-rsid="01005f65" style:font-size-asian="12.25pt" style:font-style-asian="normal" style:font-weight-asian="normal" style:font-size-complex="14pt" style:font-style-complex="normal" style:font-weight-complex="normal"/>
    </style:style>
    <style:style style:name="P102"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804abf" officeooo:paragraph-rsid="00821fd0" style:font-size-asian="12.25pt" style:font-weight-asian="bold" style:font-size-complex="14pt" style:font-weight-complex="bold"/>
    </style:style>
    <style:style style:name="P103"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bold" officeooo:rsid="00860cea" officeooo:paragraph-rsid="00860cea" style:font-size-asian="12.25pt" style:font-weight-asian="bold" style:font-size-complex="14pt" style:font-weight-complex="bold"/>
    </style:style>
    <style:style style:name="P104"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weight="bold" officeooo:rsid="008cb28c" officeooo:paragraph-rsid="008cb28c" style:font-size-asian="12.25pt" style:font-weight-asian="bold" style:font-size-complex="14pt" style:font-weight-complex="bold"/>
    </style:style>
    <style:style style:name="P105"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bold" officeooo:rsid="00b084ee" officeooo:paragraph-rsid="00b39b25" style:font-size-asian="12.25pt" style:font-weight-asian="bold" style:font-size-complex="14pt" style:font-weight-complex="bold"/>
    </style:style>
    <style:style style:name="P106" style:family="paragraph" style:parent-style-name="Standard">
      <style:paragraph-properties fo:text-align="justify" style:justify-single-word="false"/>
      <style:text-properties fo:color="#000000" style:text-line-through-style="none" style:text-line-through-type="none" style:font-name="Times New Roman" fo:font-size="14pt" fo:font-weight="bold" officeooo:rsid="007f7695" officeooo:paragraph-rsid="007f7695" style:font-size-asian="12.25pt" style:font-weight-asian="bold" style:font-size-complex="14pt" style:font-weight-complex="bold"/>
    </style:style>
    <style:style style:name="P107"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841f7f"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9951e5"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9951e5" style:font-size-asian="12.25pt" style:font-style-asian="normal" style:font-weight-asian="normal" style:font-size-complex="14pt" style:font-style-complex="normal" style:font-weight-complex="normal"/>
    </style:style>
    <style:style style:name="P110" style:family="paragraph" style:parent-style-name="Standard" style:list-style-name="L8">
      <style:paragraph-properties fo:text-align="justify" style:justify-single-word="false"/>
      <style:text-properties fo:color="#000000" style:text-line-through-style="none" style:text-line-through-type="none" style:font-name="Times New Roman" fo:font-size="14pt" fo:font-style="normal" fo:font-weight="normal" officeooo:rsid="00841f7f" officeooo:paragraph-rsid="009951e5" style:font-size-asian="12.25pt" style:font-style-asian="normal" style:font-weight-asian="normal" style:font-size-complex="14pt" style:font-style-complex="normal" style:font-weight-complex="normal"/>
    </style:style>
    <style:style style:name="P111" style:family="paragraph" style:parent-style-name="Standard" style:list-style-name="L8">
      <style:paragraph-properties fo:text-align="justify" style:justify-single-word="false"/>
      <style:text-properties fo:color="#000000" style:text-line-through-style="none" style:text-line-through-type="none" style:font-name="Times New Roman" fo:font-size="14pt" fo:font-style="normal" fo:font-weight="normal" officeooo:rsid="00e7eac6" officeooo:paragraph-rsid="00e7eac6" style:font-size-asian="12.25pt" style:font-style-asian="normal" style:font-weight-asian="normal" style:font-size-complex="14pt" style:font-style-complex="normal" style:font-weight-complex="normal"/>
    </style:style>
    <style:style style:name="P112" style:family="paragraph" style:parent-style-name="Standard" style:list-style-name="L8">
      <style:paragraph-properties fo:text-align="justify" style:justify-single-word="false"/>
      <style:text-properties fo:color="#000000" style:text-line-through-style="none" style:text-line-through-type="none" style:font-name="Times New Roman" fo:font-size="14pt" fo:font-style="normal" fo:font-weight="normal" officeooo:rsid="00e88d63" officeooo:paragraph-rsid="00e88d63" style:font-size-asian="12.25pt" style:font-style-asian="normal" style:font-weight-asian="normal" style:font-size-complex="14pt" style:font-style-complex="normal" style:font-weight-complex="normal"/>
    </style:style>
    <style:style style:name="P113"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style="normal" fo:font-weight="bold" officeooo:rsid="00b084ee" officeooo:paragraph-rsid="00b39b25" style:font-size-asian="12.25pt" style:font-style-asian="normal" style:font-weight-asian="bold" style:font-size-complex="14pt" style:font-style-complex="normal" style:font-weight-complex="bold"/>
    </style:style>
    <style:style style:name="P114" style:family="paragraph" style:parent-style-name="Standard" style:list-style-name="L1">
      <style:paragraph-properties fo:text-align="justify" style:justify-single-word="false"/>
      <style:text-properties fo:color="#000000" style:text-line-through-style="none" style:text-line-through-type="none" style:font-name="Times New Roman" fo:font-size="14pt" fo:font-weight="normal" officeooo:rsid="00841f7f" officeooo:paragraph-rsid="009985cf" style:font-size-asian="12.25pt" style:font-weight-asian="normal" style:font-size-complex="14pt" style:font-weight-complex="normal"/>
    </style:style>
    <style:style style:name="P115" style:family="paragraph" style:parent-style-name="Standard">
      <style:paragraph-properties fo:text-align="justify" style:justify-single-word="false"/>
      <style:text-properties fo:color="#000000" style:text-line-through-style="none" style:text-line-through-type="none" style:font-name="Times New Roman" fo:font-size="14pt" fo:font-weight="normal" officeooo:rsid="00841f7f" officeooo:paragraph-rsid="009985cf" style:font-size-asian="12.25pt" style:font-weight-asian="normal" style:font-size-complex="14pt" style:font-weight-complex="normal"/>
    </style:style>
    <style:style style:name="P116"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60cea" officeooo:paragraph-rsid="0089778b" style:font-size-asian="12.25pt" style:font-weight-asian="normal" style:font-size-complex="14pt" style:font-weight-complex="normal"/>
    </style:style>
    <style:style style:name="P117"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60cea" officeooo:paragraph-rsid="00a85808" style:font-size-asian="12.25pt" style:font-weight-asian="normal" style:font-size-complex="14pt" style:font-weight-complex="normal"/>
    </style:style>
    <style:style style:name="P118"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b812b" officeooo:paragraph-rsid="00a85808" style:font-size-asian="12.25pt" style:font-weight-asian="normal" style:font-size-complex="14pt" style:font-weight-complex="normal"/>
    </style:style>
    <style:style style:name="P119"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b812b" officeooo:paragraph-rsid="00aa5092" style:font-size-asian="12.25pt" style:font-weight-asian="normal" style:font-size-complex="14pt" style:font-weight-complex="normal"/>
    </style:style>
    <style:style style:name="P120" style:family="paragraph" style:parent-style-name="Standard" style:list-style-name="L2">
      <style:paragraph-properties fo:text-align="justify" style:justify-single-word="false"/>
      <style:text-properties fo:color="#000000" style:text-line-through-style="none" style:text-line-through-type="none" style:font-name="Times New Roman" fo:font-size="14pt" fo:font-weight="normal" officeooo:rsid="008b79ea" officeooo:paragraph-rsid="008b79ea" style:font-size-asian="12.25pt" style:font-weight-asian="normal" style:font-size-complex="14pt" style:font-weight-complex="normal"/>
    </style:style>
    <style:style style:name="P121"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weight="normal" officeooo:rsid="008e74c2" officeooo:paragraph-rsid="008e74c2" style:font-size-asian="12.25pt" style:font-weight-asian="normal" style:font-size-complex="14pt" style:font-weight-complex="normal"/>
    </style:style>
    <style:style style:name="P122" style:family="paragraph" style:parent-style-name="Standard" style:list-style-name="L3">
      <style:paragraph-properties fo:text-align="justify" style:justify-single-word="false"/>
      <style:text-properties fo:color="#000000" style:text-line-through-style="none" style:text-line-through-type="none" style:font-name="Times New Roman" fo:font-size="14pt" fo:font-weight="normal" officeooo:rsid="00900a11" officeooo:paragraph-rsid="00900a11" style:font-size-asian="12.25pt" style:font-weight-asian="normal" style:font-size-complex="14pt" style:font-weight-complex="normal"/>
    </style:style>
    <style:style style:name="P123" style:family="paragraph" style:parent-style-name="Standard" style:list-style-name="L3">
      <style:paragraph-properties fo:text-align="justify" style:justify-single-word="false"/>
      <style:text-properties fo:color="#000000" style:text-line-through-style="none" style:text-line-through-type="none" style:font-name="Times New Roman" fo:font-size="15pt" fo:font-weight="normal" officeooo:rsid="0042bc4d" officeooo:paragraph-rsid="008d06ec" style:font-size-asian="15pt" style:font-weight-asian="normal" style:font-size-complex="15pt" style:font-weight-complex="normal"/>
    </style:style>
    <style:style style:name="P124" style:family="paragraph" style:parent-style-name="Standard" style:list-style-name="L1">
      <style:paragraph-properties fo:text-align="justify" style:justify-single-word="false"/>
      <style:text-properties officeooo:paragraph-rsid="00a071cb"/>
    </style:style>
    <style:style style:name="P125" style:family="paragraph" style:parent-style-name="Standard" style:list-style-name="L4">
      <style:paragraph-properties fo:text-align="justify" style:justify-single-word="false"/>
      <style:text-properties officeooo:paragraph-rsid="00bd2bf9"/>
    </style:style>
    <style:style style:name="P126" style:family="paragraph" style:parent-style-name="Standard" style:list-style-name="L4">
      <style:paragraph-properties fo:text-align="justify" style:justify-single-word="false"/>
      <style:text-properties officeooo:paragraph-rsid="00c16656"/>
    </style:style>
    <style:style style:name="P127" style:family="paragraph" style:parent-style-name="Standard" style:list-style-name="L4">
      <style:paragraph-properties fo:text-align="justify" style:justify-single-word="false"/>
      <style:text-properties officeooo:paragraph-rsid="00c5e48c"/>
    </style:style>
    <style:style style:name="P128" style:family="paragraph" style:parent-style-name="Standard" style:list-style-name="L4">
      <style:paragraph-properties fo:text-align="justify" style:justify-single-word="false"/>
      <style:text-properties officeooo:paragraph-rsid="00c7c1be"/>
    </style:style>
    <style:style style:name="P129" style:family="paragraph" style:parent-style-name="Standard" style:list-style-name="L4">
      <style:paragraph-properties fo:text-align="justify" style:justify-single-word="false"/>
      <style:text-properties officeooo:paragraph-rsid="00cf9a8d"/>
    </style:style>
    <style:style style:name="P130" style:family="paragraph" style:parent-style-name="Standard">
      <style:paragraph-properties fo:text-align="justify" style:justify-single-word="false"/>
      <style:text-properties officeooo:paragraph-rsid="00c16656"/>
    </style:style>
    <style:style style:name="P131" style:family="paragraph" style:parent-style-name="Standard">
      <style:paragraph-properties fo:text-align="justify" style:justify-single-word="false"/>
      <style:text-properties officeooo:paragraph-rsid="00cf9a8d"/>
    </style:style>
    <style:style style:name="P132" style:family="paragraph" style:parent-style-name="Standard" style:list-style-name="L4">
      <style:paragraph-properties fo:text-align="justify" style:justify-single-word="false"/>
      <style:text-properties officeooo:rsid="00ad54de" officeooo:paragraph-rsid="00ae5b18"/>
    </style:style>
    <style:style style:name="T1" style:family="text">
      <style:text-properties officeooo:rsid="001e0ff4"/>
    </style:style>
    <style:style style:name="T2" style:family="text">
      <style:text-properties fo:font-variant="normal" fo:text-transform="none" fo:color="#222222" fo:letter-spacing="normal" fo:font-style="normal" officeooo:rsid="001fd577" style:font-weight-asian="normal" style:font-weight-complex="normal"/>
    </style:style>
    <style:style style:name="T3" style:family="text">
      <style:text-properties fo:font-variant="normal" fo:text-transform="none" fo:color="#000000" style:text-line-through-style="none" style:text-line-through-type="none" style:font-name="Times New Roman" fo:font-size="14pt" fo:letter-spacing="normal" fo:font-style="normal" fo:font-weight="normal" style:font-size-asian="12.25pt" style:font-style-asian="normal" style:font-weight-asian="normal" style:font-size-complex="14pt" style:font-style-complex="normal" style:font-weight-complex="normal"/>
    </style:style>
    <style:style style:name="T4" style:family="text">
      <style:text-properties fo:font-variant="normal" fo:text-transform="none" fo:color="#000000" style:text-line-through-style="none" style:text-line-through-type="none" style:font-name="Times New Roman"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font-name="Times New Roman" fo:font-size="14pt" fo:letter-spacing="normal" fo:font-style="normal" fo:font-weight="normal" officeooo:rsid="00b76ee2" style:font-size-asian="12.25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font-name="Times New Roman" fo:font-size="14pt" fo:letter-spacing="normal" fo:font-style="normal" fo:font-weight="normal" officeooo:rsid="00b8f4a1" style:font-size-asian="12.25pt" style:font-style-asian="normal" style:font-weight-asian="normal" style:font-size-complex="14pt" style:font-style-complex="normal" style:font-weight-complex="normal"/>
    </style:style>
    <style:style style:name="T7" style:family="text">
      <style:text-properties fo:font-variant="normal" fo:text-transform="none" fo:color="#000000" style:text-line-through-style="none" style:text-line-through-type="none" style:font-name="Times New Roman" fo:font-size="14pt" fo:letter-spacing="normal" fo:font-style="normal" fo:font-weight="normal" officeooo:rsid="00b9f46d" style:font-size-asian="12.25pt" style:font-style-asian="normal" style:font-weight-asian="normal" style:font-size-complex="14pt" style:font-style-complex="normal" style:font-weight-complex="normal"/>
    </style:style>
    <style:style style:name="T8" style:family="text">
      <style:text-properties fo:font-variant="normal" fo:text-transform="none" fo:color="#000000" style:text-line-through-style="none" style:text-line-through-type="none" style:font-name="Times New Roman" fo:font-size="14pt" fo:letter-spacing="normal" fo:font-style="normal" fo:font-weight="normal" officeooo:rsid="00ba90bf" style:font-size-asian="12.25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font-name="Times New Roman" fo:font-size="14pt" fo:letter-spacing="normal" fo:font-style="normal" fo:font-weight="normal" officeooo:rsid="00aecb4b" style:font-size-asian="12.25pt" style:font-style-asian="normal" style:font-weight-asian="normal" style:font-size-complex="14pt" style:font-style-complex="normal" style:font-weight-complex="normal"/>
    </style:style>
    <style:style style:name="T10" style:family="text">
      <style:text-properties fo:font-variant="normal" fo:text-transform="none" fo:color="#000000" style:text-line-through-style="none" style:text-line-through-type="none" style:font-name="Times New Roman" fo:font-size="14pt" fo:letter-spacing="normal" fo:font-style="normal" fo:font-weight="normal" officeooo:rsid="00ad54de" style:font-size-asian="12.25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font-name="Times New Roman" fo:font-size="14pt" fo:letter-spacing="normal" fo:font-style="normal" fo:font-weight="normal" officeooo:rsid="00bf89b4" style:font-size-asian="12.25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font-name="Times New Roman" fo:font-size="14pt" fo:letter-spacing="normal" fo:font-style="normal" fo:font-weight="normal" officeooo:rsid="00cf9a8d" style:font-size-asian="12.25pt" style:font-style-asian="normal" style:font-weight-asian="normal" style:font-size-complex="14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4pt" fo:letter-spacing="normal" fo:font-style="normal" fo:font-weight="normal" officeooo:rsid="00cffb83" style:font-size-asian="12.25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font-name="Times New Roman" fo:font-size="14pt" fo:letter-spacing="normal" fo:font-style="normal" fo:font-weight="normal" officeooo:rsid="00e2adf0" style:font-size-asian="12.25pt" style:font-style-asian="normal" style:font-weight-asian="normal" style:font-size-complex="14pt" style:font-style-complex="normal" style:font-weight-complex="normal"/>
    </style:style>
    <style:style style:name="T15" style:family="text">
      <style:text-properties fo:font-variant="normal" fo:text-transform="none" fo:color="#000000" style:text-line-through-style="none" style:text-line-through-type="none" style:font-name="Times New Roman" fo:font-size="14pt" fo:letter-spacing="normal" fo:font-style="normal" fo:font-weight="normal" officeooo:rsid="00e3c77c" style:font-size-asian="12.25pt" style:font-style-asian="normal" style:font-weight-asian="normal" style:font-size-complex="14pt" style:font-style-complex="normal" style:font-weight-complex="normal"/>
    </style:style>
    <style:style style:name="T16" style:family="text">
      <style:text-properties fo:font-variant="normal" fo:text-transform="none" fo:color="#000000" style:text-line-through-style="none" style:text-line-through-type="none" style:font-name="Times New Roman" fo:font-size="14pt" fo:letter-spacing="normal" fo:font-style="normal" fo:font-weight="normal" officeooo:rsid="00e6484d" style:font-size-asian="12.25pt" style:font-style-asian="normal" style:font-weight-asian="normal" style:font-size-complex="14pt" style:font-style-complex="normal" style:font-weight-complex="normal"/>
    </style:style>
    <style:style style:name="T17" style:family="text">
      <style:text-properties fo:font-variant="normal" fo:text-transform="none" fo:color="#000000" style:text-line-through-style="none" style:text-line-through-type="none" style:font-name="Times New Roman" fo:font-size="14pt" fo:letter-spacing="normal" fo:font-style="normal" fo:font-weight="normal" officeooo:rsid="00992893" style:font-size-asian="12.25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font-name="Times New Roman" fo:font-size="14pt" fo:letter-spacing="normal" fo:font-style="normal" fo:font-weight="normal" officeooo:rsid="00efd56a" style:font-size-asian="12.25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font-name="Times New Roman" fo:font-size="14pt" fo:letter-spacing="normal" fo:font-style="normal" fo:font-weight="normal" officeooo:rsid="00f4e205" style:font-size-asian="12.25pt" style:font-style-asian="normal" style:font-weight-asian="normal" style:font-size-complex="14pt" style:font-style-complex="normal" style:font-weight-complex="normal"/>
    </style:style>
    <style:style style:name="T20" style:family="text">
      <style:text-properties fo:font-variant="normal" fo:text-transform="none" fo:color="#000000" style:text-line-through-style="none" style:text-line-through-type="none" style:font-name="Times New Roman" fo:font-size="14pt" fo:letter-spacing="normal" fo:font-style="normal" fo:font-weight="bold" style:font-size-asian="12.25pt" style:font-style-asian="normal" style:font-weight-asian="bold" style:font-size-complex="14pt" style:font-style-complex="normal" style:font-weight-complex="bold"/>
    </style:style>
    <style:style style:name="T21" style:family="text">
      <style:text-properties fo:font-variant="normal" fo:text-transform="none" fo:color="#000000" style:text-line-through-style="none" style:text-line-through-type="none" style:font-name="Times New Roman" fo:font-size="14pt" fo:letter-spacing="normal" fo:font-style="normal" style:text-underline-style="solid" style:text-underline-width="auto" style:text-underline-color="font-color" fo:font-weight="normal" officeooo:rsid="00992893" style:font-size-asian="12.25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size-asian="12.25pt" style:font-style-asian="normal" style:font-weight-asian="normal" style:font-size-complex="14pt" style:font-style-complex="normal" style:font-weight-complex="normal"/>
    </style:style>
    <style:style style:name="T2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992893"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00" style:text-line-through-style="none" style:text-line-through-type="none" style:font-name="Open Sans" fo:font-size="11.25pt" fo:letter-spacing="normal" fo:font-style="normal" fo:font-weight="normal" style:font-size-asian="12.25pt" style:font-style-asian="normal" style:font-weight-asian="normal" style:font-size-complex="14pt" style:font-style-complex="normal" style:font-weight-complex="normal"/>
    </style:style>
    <style:style style:name="T25" style:family="text">
      <style:text-properties fo:font-variant="normal" fo:text-transform="none" fo:color="#000000" style:text-line-through-style="none" style:text-line-through-type="none" style:font-name="Open Sans" fo:font-size="11.25pt" fo:letter-spacing="normal" fo:font-style="normal" fo:font-weight="normal" officeooo:rsid="00c7c1be" style:font-size-asian="12.25pt" style:font-style-asian="normal" style:font-weight-asian="normal" style:font-size-complex="14pt" style:font-style-complex="normal" style:font-weight-complex="normal"/>
    </style:style>
    <style:style style:name="T26" style:family="text">
      <style:text-properties fo:font-variant="normal" fo:text-transform="none" fo:color="#000000" style:text-line-through-style="none" style:text-line-through-type="none" style:font-name="Open Sans" fo:font-size="11.25pt" fo:letter-spacing="normal" fo:font-style="normal" fo:font-weight="normal" officeooo:rsid="00caeb9c" style:font-size-asian="12.25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style:font-name="Open Sans" fo:font-size="11.25pt" fo:letter-spacing="normal" fo:font-style="normal" fo:font-weight="normal" officeooo:rsid="00dc80a8" style:font-size-asian="12.25pt" style:font-style-asian="normal" style:font-weight-asian="normal" style:font-size-complex="14pt" style:font-style-complex="normal" style:font-weight-complex="normal"/>
    </style:style>
    <style:style style:name="T28" style:family="text">
      <style:text-properties fo:font-variant="normal" fo:text-transform="none" fo:color="#ce181e" style:text-line-through-style="solid" style:text-line-through-type="single" style:font-name="Times New Roman" fo:font-size="14pt" fo:letter-spacing="normal" fo:font-style="normal" fo:font-weight="normal" officeooo:rsid="00b39b25" style:font-size-asian="12.25pt" style:font-style-asian="normal" style:font-weight-asian="normal" style:font-size-complex="14pt" style:font-style-complex="normal" style:font-weight-complex="normal"/>
    </style:style>
    <style:style style:name="T29" style:family="text">
      <style:text-properties fo:font-variant="normal" fo:text-transform="none" fo:color="#21409a" style:text-line-through-style="none" style:text-line-through-type="none" style:font-name="Open Sans" fo:font-size="11.25pt" fo:letter-spacing="normal" fo:font-style="normal" fo:font-weight="normal" style:font-size-asian="12.25pt" style:font-style-asian="normal" style:font-weight-asian="normal" style:font-size-complex="14pt" style:font-style-complex="normal" style:font-weight-complex="normal"/>
    </style:style>
    <style:style style:name="T30" style:family="text">
      <style:text-properties fo:font-variant="normal" fo:text-transform="none" fo:color="#21409a" style:text-line-through-style="none" style:text-line-through-type="none" style:font-name="Open Sans" fo:font-size="11.25pt" fo:letter-spacing="normal" fo:font-style="normal" style:text-underline-style="none" fo:font-weight="normal" style:text-blinking="false" fo:background-color="transparent" loext:char-shading-value="0" style:font-size-asian="12.25pt" style:font-style-asian="normal" style:font-weight-asian="normal" style:font-size-complex="14pt" style:font-style-complex="normal" style:font-weight-complex="normal" loext:padding="0cm" loext:border="none"/>
    </style:style>
    <style:style style:name="T31" style:family="text">
      <style:text-properties fo:font-variant="normal" fo:text-transform="none" fo:color="#ef3b39" style:font-name="Noticia Text" fo:font-size="12pt" fo:letter-spacing="normal" fo:font-style="italic" style:text-underline-style="none" fo:font-weight="bold" style:text-blinking="false" fo:background-color="transparent" loext:char-shading-value="0" loext:padding-left="0cm" loext:padding-right="0cm" loext:padding-top="0cm" loext:padding-bottom="0.049cm" loext:border-left="none" loext:border-right="none" loext:border-top="none" loext:border-bottom="1.5pt dotted #393092"/>
    </style:style>
    <style:style style:name="T32" style:family="text">
      <style:text-properties fo:font-variant="normal" fo:text-transform="none" fo:letter-spacing="normal" style:text-underline-style="none" fo:font-weight="normal" officeooo:rsid="00e1f240"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33" style:family="text">
      <style:text-properties fo:font-variant="normal" fo:text-transform="none" fo:letter-spacing="normal" fo:font-weight="normal" style:font-weight-asian="normal" style:font-weight-complex="normal"/>
    </style:style>
    <style:style style:name="T34" style:family="text">
      <style:text-properties fo:font-variant="normal" fo:text-transform="none" fo:letter-spacing="normal" fo:font-style="normal" fo:font-weight="normal" officeooo:rsid="00992893" style:font-style-asian="normal" style:font-weight-asian="normal" style:font-style-complex="normal" style:font-weight-complex="normal"/>
    </style:style>
    <style:style style:name="T35" style:family="text">
      <style:text-properties fo:language="en" fo:country="GB" style:language-asian="fr" style:country-asian="FR" style:font-name-complex="Times New Roman1"/>
    </style:style>
    <style:style style:name="T36" style:family="text">
      <style:text-properties fo:language="en" fo:country="GB" officeooo:rsid="004c973b" style:language-asian="fr" style:country-asian="FR" style:font-name-complex="Times New Roman1"/>
    </style:style>
    <style:style style:name="T37" style:family="text">
      <style:text-properties style:font-name="Times New Roman"/>
    </style:style>
    <style:style style:name="T38" style:family="text">
      <style:text-properties style:font-name="Times New Roman" officeooo:rsid="001c446a"/>
    </style:style>
    <style:style style:name="T39" style:family="text">
      <style:text-properties style:font-name="Times New Roman" text:display="true"/>
    </style:style>
    <style:style style:name="T40" style:family="text">
      <style:text-properties style:font-name="Times New Roman" officeooo:rsid="00419631" text:display="true"/>
    </style:style>
    <style:style style:name="T41" style:family="text">
      <style:text-properties style:font-name="Times New Roman" fo:font-size="14pt" fo:font-weight="normal" officeooo:rsid="00ad54de" style:font-size-asian="12.25pt" style:font-style-asian="normal" style:font-weight-asian="normal" style:font-size-complex="14pt" style:font-style-complex="normal" style:font-weight-complex="normal"/>
    </style:style>
    <style:style style:name="T42" style:family="text">
      <style:text-properties style:font-weight-asian="normal" style:font-weight-complex="normal"/>
    </style:style>
    <style:style style:name="T43" style:family="text">
      <style:text-properties officeooo:rsid="001fd577" style:font-weight-asian="normal" style:font-weight-complex="normal"/>
    </style:style>
    <style:style style:name="T44" style:family="text">
      <style:text-properties officeooo:rsid="002266b7" style:font-weight-asian="normal" style:font-weight-complex="normal"/>
    </style:style>
    <style:style style:name="T45" style:family="text">
      <style:text-properties officeooo:rsid="0023e096" style:font-weight-asian="normal" style:font-weight-complex="normal"/>
    </style:style>
    <style:style style:name="T46" style:family="text">
      <style:text-properties officeooo:rsid="00211b53" style:font-weight-asian="normal" style:font-weight-complex="normal"/>
    </style:style>
    <style:style style:name="T47" style:family="text">
      <style:text-properties officeooo:rsid="00349e5a" style:font-weight-asian="normal" style:font-weight-complex="normal"/>
    </style:style>
    <style:style style:name="T48" style:family="text">
      <style:text-properties officeooo:rsid="002975e2" style:font-weight-asian="normal" style:font-weight-complex="normal"/>
    </style:style>
    <style:style style:name="T49" style:family="text">
      <style:text-properties officeooo:rsid="00375140" style:font-weight-asian="normal" style:font-weight-complex="normal"/>
    </style:style>
    <style:style style:name="T50" style:family="text">
      <style:text-properties officeooo:rsid="003763fb" style:font-weight-asian="normal" style:font-weight-complex="normal"/>
    </style:style>
    <style:style style:name="T51" style:family="text">
      <style:text-properties officeooo:rsid="00393c62" style:font-weight-asian="normal" style:font-weight-complex="normal"/>
    </style:style>
    <style:style style:name="T52" style:family="text">
      <style:text-properties officeooo:rsid="003099bb" style:font-weight-asian="normal" style:font-weight-complex="normal"/>
    </style:style>
    <style:style style:name="T53" style:family="text">
      <style:text-properties officeooo:rsid="00368fca" style:font-weight-asian="normal" style:font-weight-complex="normal"/>
    </style:style>
    <style:style style:name="T54" style:family="text">
      <style:text-properties officeooo:rsid="00510eac" style:font-weight-asian="normal" style:font-weight-complex="normal"/>
    </style:style>
    <style:style style:name="T55" style:family="text">
      <style:text-properties officeooo:rsid="002d3aef" style:font-weight-asian="normal" style:font-weight-complex="normal"/>
    </style:style>
    <style:style style:name="T56" style:family="text">
      <style:text-properties officeooo:rsid="00648b61" style:font-weight-asian="normal" style:font-weight-complex="normal"/>
    </style:style>
    <style:style style:name="T57" style:family="text">
      <style:text-properties officeooo:rsid="006a6254" style:font-weight-asian="normal" style:font-weight-complex="normal"/>
    </style:style>
    <style:style style:name="T58" style:family="text">
      <style:text-properties officeooo:rsid="0041b3cb"/>
    </style:style>
    <style:style style:name="T59" style:family="text">
      <style:text-properties fo:font-size="15pt" officeooo:rsid="0041b3cb" style:font-size-asian="15pt" style:font-size-complex="15pt"/>
    </style:style>
    <style:style style:name="T60" style:family="text">
      <style:text-properties officeooo:rsid="006142e0"/>
    </style:style>
    <style:style style:name="T61" style:family="text">
      <style:text-properties officeooo:rsid="00616897"/>
    </style:style>
    <style:style style:name="T62" style:family="text">
      <style:text-properties officeooo:rsid="00804abf"/>
    </style:style>
    <style:style style:name="T63" style:family="text">
      <style:text-properties officeooo:rsid="0091c35f"/>
    </style:style>
    <style:style style:name="T64" style:family="text">
      <style:text-properties officeooo:rsid="00992893"/>
    </style:style>
    <style:style style:name="T65" style:family="text">
      <style:text-properties officeooo:rsid="009951e5"/>
    </style:style>
    <style:style style:name="T66" style:family="text">
      <style:text-properties fo:font-style="normal" officeooo:rsid="00992893" style:font-style-asian="normal" style:font-style-complex="normal"/>
    </style:style>
    <style:style style:name="T67" style:family="text">
      <style:text-properties officeooo:rsid="009985cf"/>
    </style:style>
    <style:style style:name="T68" style:family="text">
      <style:text-properties officeooo:rsid="00a5cab4"/>
    </style:style>
    <style:style style:name="T69" style:family="text">
      <style:text-properties officeooo:rsid="00a67c8a"/>
    </style:style>
    <style:style style:name="T70" style:family="text">
      <style:text-properties officeooo:rsid="00860cea"/>
    </style:style>
    <style:style style:name="T71" style:family="text">
      <style:text-properties fo:color="#000000" style:text-line-through-style="none" style:text-line-through-type="none" style:font-name="Times New Roman" fo:font-size="14pt" fo:font-style="normal" fo:font-weight="normal" officeooo:rsid="00ad54de" style:font-size-asian="12.25pt" style:font-style-asian="normal" style:font-weight-asian="normal" style:font-size-complex="14pt" style:font-style-complex="normal" style:font-weight-complex="normal"/>
    </style:style>
    <style:style style:name="T72" style:family="text">
      <style:text-properties fo:color="#000000" style:text-line-through-style="none" style:text-line-through-type="none" style:font-name="Times New Roman" fo:font-size="14pt" fo:font-style="normal" fo:font-weight="normal" officeooo:rsid="00af97db" style:font-size-asian="12.25pt" style:font-style-asian="normal" style:font-weight-asian="normal" style:font-size-complex="14pt" style:font-style-complex="normal" style:font-weight-complex="normal"/>
    </style:style>
    <style:style style:name="T73" style:family="text">
      <style:text-properties fo:color="#000000" style:text-line-through-style="none" style:text-line-through-type="none" style:font-name="Times New Roman" fo:font-size="14pt" fo:font-style="normal" fo:font-weight="normal" officeooo:rsid="00841f7f" style:font-size-asian="12.25pt" style:font-style-asian="normal" style:font-weight-asian="normal" style:font-size-complex="14pt" style:font-style-complex="normal" style:font-weight-complex="normal"/>
    </style:style>
    <style:style style:name="T74" style:family="text">
      <style:text-properties fo:color="#000000" style:text-line-through-style="none" style:text-line-through-type="none" style:font-name="Times New Roman" fo:font-size="14pt" fo:font-style="normal" fo:font-weight="normal" officeooo:rsid="00992893" style:font-size-asian="12.25pt" style:font-style-asian="normal" style:font-weight-asian="normal" style:font-size-complex="14pt" style:font-style-complex="normal" style:font-weight-complex="normal"/>
    </style:style>
    <style:style style:name="T75" style:family="text">
      <style:text-properties fo:color="#000000" style:text-line-through-style="none" style:text-line-through-type="none" style:font-name="Times New Roman" fo:font-size="14pt" fo:font-style="normal" fo:font-weight="normal" officeooo:rsid="00aecb4b" style:font-size-asian="12.25pt" style:font-style-asian="normal" style:font-weight-asian="normal" style:font-size-complex="14pt" style:font-style-complex="normal" style:font-weight-complex="normal"/>
    </style:style>
    <style:style style:name="T76" style:family="text">
      <style:text-properties fo:color="#000000" style:text-line-through-style="none" style:text-line-through-type="none" style:font-name="Times New Roman" fo:font-size="14pt" fo:font-style="normal" fo:font-weight="normal" officeooo:rsid="00c16656" style:font-size-asian="12.25pt" style:font-style-asian="normal" style:font-weight-asian="normal" style:font-size-complex="14pt" style:font-style-complex="normal" style:font-weight-complex="normal"/>
    </style:style>
    <style:style style:name="T77" style:family="text">
      <style:text-properties fo:color="#000000" style:text-line-through-style="none" style:text-line-through-type="none" style:font-name="Times New Roman" fo:font-size="14pt" fo:font-style="normal" fo:font-weight="normal" officeooo:rsid="00c48f5b" style:font-size-asian="12.25pt" style:font-style-asian="normal" style:font-weight-asian="normal" style:font-size-complex="14pt" style:font-style-complex="normal" style:font-weight-complex="normal"/>
    </style:style>
    <style:style style:name="T78" style:family="text">
      <style:text-properties fo:color="#000000" style:text-line-through-style="none" style:text-line-through-type="none" style:font-name="Times New Roman" fo:font-size="14pt" fo:font-style="normal" fo:font-weight="normal" officeooo:rsid="00ce7791" style:font-size-asian="12.25pt" style:font-style-asian="normal" style:font-weight-asian="normal" style:font-size-complex="14pt" style:font-style-complex="normal" style:font-weight-complex="normal"/>
    </style:style>
    <style:style style:name="T79" style:family="text">
      <style:text-properties fo:color="#000000" style:text-line-through-style="none" style:text-line-through-type="none" style:font-name="Times New Roman" fo:font-size="14pt" officeooo:rsid="00992893" style:font-size-asian="12.25pt" style:font-style-asian="normal" style:font-weight-asian="normal" style:font-size-complex="14pt" style:font-style-complex="normal" style:font-weight-complex="normal"/>
    </style:style>
    <style:style style:name="T80" style:family="text">
      <style:text-properties fo:color="#000000" style:text-line-through-style="none" style:text-line-through-type="none" style:font-name="Times New Roman" fo:font-size="14pt" fo:font-weight="normal" officeooo:rsid="00992893" style:font-size-asian="12.25pt" style:font-style-asian="normal" style:font-weight-asian="normal" style:font-size-complex="14pt" style:font-style-complex="normal" style:font-weight-complex="normal"/>
    </style:style>
    <style:style style:name="T81" style:family="text">
      <style:text-properties officeooo:rsid="00b39b25"/>
    </style:style>
    <style:style style:name="T82" style:family="text">
      <style:text-properties style:text-line-through-style="solid" style:text-line-through-type="single" style:font-name="Open Sans" fo:font-size="11.25pt" fo:font-weight="normal" style:font-size-asian="12.25pt" style:font-style-asian="normal" style:font-weight-asian="normal" style:font-size-complex="14pt" style:font-style-complex="normal" style:font-weight-complex="normal"/>
    </style:style>
    <style:style style:name="T83" style:family="text">
      <style:text-properties style:text-line-through-style="solid" style:text-line-through-type="single" style:font-name="Open Sans" fo:font-size="11.25pt" fo:font-weight="normal" officeooo:rsid="00caeb9c" style:font-size-asian="12.25pt" style:font-style-asian="normal" style:font-weight-asian="normal" style:font-size-complex="14pt" style:font-style-complex="normal" style:font-weight-complex="normal"/>
    </style:style>
    <style:style style:name="T84" style:family="text">
      <style:text-properties style:text-line-through-style="none" style:text-line-through-type="none" style:font-name="Open Sans" fo:font-size="11.25pt" fo:font-weight="normal" style:font-size-asian="12.25pt" style:font-style-asian="normal" style:font-weight-asian="normal" style:font-size-complex="14pt" style:font-style-complex="normal" style:font-weight-complex="normal"/>
    </style:style>
    <style:style style:name="T85" style:family="text">
      <style:text-properties style:text-line-through-style="none" style:text-line-through-type="none" style:font-name="Open Sans" fo:font-size="11.25pt" fo:font-weight="normal" officeooo:rsid="00caeb9c" style:font-size-asian="12.25pt" style:font-style-asian="normal" style:font-weight-asian="normal" style:font-size-complex="14pt" style:font-style-complex="normal" style:font-weight-complex="normal"/>
    </style:style>
    <style:style style:name="T86" style:family="text">
      <style:text-properties style:text-line-through-style="none" style:text-line-through-type="none" style:font-name="Open Sans" fo:font-size="11.25pt" fo:font-weight="normal" officeooo:rsid="00da0965" style:font-size-asian="12.25pt" style:font-style-asian="normal" style:font-weight-asian="normal" style:font-size-complex="14pt" style:font-style-complex="normal" style:font-weight-complex="normal"/>
    </style:style>
    <style:style style:name="T87" style:family="text">
      <style:text-properties style:text-line-through-style="none" style:text-line-through-type="none" style:font-name="Open Sans" fo:font-size="11.25pt" fo:font-weight="normal" officeooo:rsid="00ddaf9c" style:font-size-asian="12.25pt" style:font-style-asian="normal" style:font-weight-asian="normal" style:font-size-complex="14pt" style:font-style-complex="normal" style:font-weight-complex="normal"/>
    </style:style>
    <style:style style:name="T88" style:family="text">
      <style:text-properties style:text-line-through-style="none" style:text-line-through-type="none" style:font-name="Open Sans" fo:font-size="11.25pt" fo:font-weight="normal" officeooo:rsid="00caeb9c" fo:background-color="#ffffff" loext:char-shading-value="0" style:font-size-asian="12.25pt" style:font-style-asian="normal" style:font-weight-asian="normal" style:font-size-complex="14pt" style:font-style-complex="normal" style:font-weight-complex="normal" loext:padding="0cm" loext:border="none"/>
    </style:style>
    <style:style style:name="T89" style:family="text">
      <style:text-properties style:text-line-through-style="none" style:text-line-through-type="none" style:font-name="Open Sans" fo:font-size="11.25pt" fo:font-weight="normal" officeooo:rsid="00d2f9f8" fo:background-color="#ffffff" loext:char-shading-value="0" style:font-size-asian="12.25pt" style:font-style-asian="normal" style:font-weight-asian="normal" style:font-size-complex="14pt" style:font-style-complex="normal" style:font-weight-complex="normal" loext:padding="0cm" loext:border="none"/>
    </style:style>
    <style:style style:name="T90" style:family="text">
      <style:text-properties style:text-line-through-style="none" style:text-line-through-type="none" officeooo:rsid="00caeb9c" style:font-style-asian="normal" style:font-weight-asian="normal" style:font-style-complex="normal" style:font-weight-complex="normal"/>
    </style:style>
    <style:style style:name="T91" style:family="text">
      <style:text-properties style:text-line-through-style="none" style:text-line-through-type="none" officeooo:rsid="00992893" style:font-size-asian="12.25pt" style:font-style-asian="normal" style:font-weight-asian="normal" style:font-size-complex="14pt" style:font-style-complex="normal" style:font-weight-complex="normal"/>
    </style:style>
    <style:style style:name="T92" style:family="text">
      <style:text-properties style:text-underline-style="none" style:text-blinking="false" fo:background-color="transparent" loext:char-shading-value="0" loext:padding-left="0cm" loext:padding-right="0cm" loext:padding-top="0cm" loext:padding-bottom="0.049cm" loext:border-left="none" loext:border-right="none" loext:border-top="none" loext:border-bottom="1.5pt dotted #393092"/>
    </style:style>
    <style:style style:name="T93" style:family="text">
      <style:text-properties style:text-underline-style="none" fo:font-weight="normal" style:text-blinking="false" fo:background-color="transparent" loext:char-shading-value="0" style:font-weight-asian="normal" style:font-weight-complex="normal" loext:padding-left="0cm" loext:padding-right="0cm" loext:padding-top="0cm" loext:padding-bottom="0.049cm" loext:border-left="none" loext:border-right="none" loext:border-top="none" loext:border-bottom="1.5pt dotted #393092"/>
    </style:style>
    <style:style style:name="T94" style:family="text">
      <style:text-properties style:font-name="Open Sans" fo:font-size="11.25pt" fo:font-weight="normal" style:font-size-asian="12.25pt" style:font-style-asian="normal" style:font-weight-asian="normal" style:font-size-complex="14pt" style:font-style-complex="normal" style:font-weight-complex="normal"/>
    </style:style>
    <style:style style:name="T95" style:family="text">
      <style:text-properties style:font-name="Open Sans" fo:font-size="11.25pt" fo:font-weight="normal" officeooo:rsid="00caeb9c" style:font-size-asian="12.25pt" style:font-style-asian="normal" style:font-weight-asian="normal" style:font-size-complex="14pt" style:font-style-complex="normal" style:font-weight-complex="normal"/>
    </style:style>
    <style:style style:name="T96" style:family="text">
      <style:text-properties officeooo:rsid="00dc80a8"/>
    </style:style>
    <style:style style:name="T97" style:family="text">
      <style:text-properties fo:color="#696969" style:font-name="Open Sans" fo:font-size="11.25pt" fo:font-weight="normal" style:font-size-asian="12.25pt" style:font-style-asian="normal" style:font-weight-asian="normal" style:font-size-complex="14pt" style:font-style-complex="normal" style:font-weight-complex="normal"/>
    </style:style>
    <style:style style:name="T98" style:family="text">
      <style:text-properties fo:color="#696969" style:text-line-through-style="none" style:text-line-through-type="none" style:font-name="Open Sans" fo:font-size="11.25pt" fo:font-weight="normal" officeooo:rsid="00ddaf9c" style:font-size-asian="12.25pt" style:font-style-asian="normal" style:font-weight-asian="normal" style:font-size-complex="14pt" style:font-style-complex="normal" style:font-weight-complex="normal"/>
    </style:style>
    <style:style style:name="T99" style:family="text">
      <style:text-properties fo:color="#ef3b39" style:text-line-through-style="none" style:text-line-through-type="none" style:text-underline-style="none" style:text-blinking="false" fo:background-color="transparent" loext:char-shading-value="0" loext:padding="0cm" loext:border="none"/>
    </style:style>
    <style:style style:name="T100" style:family="text">
      <style:text-properties officeooo:rsid="00e7eac6"/>
    </style:style>
    <style:style style:name="T101" style:family="text">
      <style:text-properties officeooo:rsid="00e88d63"/>
    </style:style>
    <style:style style:name="T102" style:family="text">
      <style:text-properties officeooo:rsid="00992893" style:font-style-asian="normal" style:font-style-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jet de mémoire</text:p>
      <text:p text:style-name="P3"/>
      <text:p text:style-name="P19">Étude et mise en place d’une plateforme de gestion des commandes et réservation des tables en ligne des restaurants  : Cas<text:span text:style-name="T1"> </text:span>restaurants de Dakar.</text:p>
      <text:p text:style-name="P20"/>
      <text:p text:style-name="P27">Introduction :</text:p>
      <text:p text:style-name="P24"><text:span text:style-name="T43">Ayant une population de </text:span><text:span text:style-name="T2">3 630 000 </text:span><text:span text:style-name="T43">habitants, Dakar </text:span><text:span text:style-name="T44">est la </text:span><text:span text:style-name="T45">région</text:span><text:span text:style-name="T44"> la plus </text:span><text:span text:style-name="T46">peuplée </text:span><text:span text:style-name="T44">du Sénégal</text:span><text:span text:style-name="T46"> et </text:span><text:span text:style-name="T44">reçoit chaque année plus 53 268 immigrés, </text:span><text:span text:style-name="T47">alors</text:span><text:span text:style-name="T48"> nous assistons à</text:span><text:span text:style-name="T44"> une montée fulgurante de plusieurs restaurants. Vu les évolutions rapides des nouvelles technologies, l’informatique est devenue un facteur incontournable dans tous les domaines. L’informatique n’est pas simplement une science de bits, mais elle implique les réseaux, les langages de programmations, les bases de données, entre autres. En occurrence, l’internet est une interconnexion de réseaux permettant d’avoir une bonne visibilité à travers le monde et d’avoir une mobilité facile.</text:span></text:p>
      <text:p text:style-name="P21"/>
      <text:p text:style-name="P25"><text:span text:style-name="T44">P</text:span><text:span text:style-name="T53">ar ailleurs, nous avons constaté que beaucoup de personnes utilisent leur téléphone portable ou leur ordinateur, </text:span><text:span text:style-name="T49">aussi que le temps de la pause déjeuner dans les entreprise est très court. A cet effet, nous avons pensé à constituer une plateforme qui pourra aider à passer commande ou réserver leur table en quelque clique et être servi dans les bref délai alors ils pourront gérer leur temps et éviter de se déplacer vers un restaurant et ne pas avoir ce qu’il demande. Pour ce faire, l’internet serait un bon outil pour pouvoir s’ouvrir à eux.</text:span></text:p>
      <text:p text:style-name="P22"/>
      <text:p text:style-name="P46"><text:span text:style-name="T55">C</text:span><text:span text:style-name="T49">omment mettre en place une plateforme de commandes et de réservations de tables en ligne pour les restaurants de Dakar ? Comment satisfaire la clientèle avec une livraison rapide et sûr</text:span><text:span text:style-name="T57">e</text:span><text:span text:style-name="T49"> ?</text:span><text:span text:style-name="T56">Comment faire une synchronisation entre la plateforme et l’application mobile qui sera utiliser par les restaurateurs ? </text:span></text:p>
      <text:p text:style-name="P25"><text:span text:style-name="T49">Dans ce sens, nous avons pensé concevoir et implémenter </text:span><text:span text:style-name="T50">une plateforme permettant de </text:span><text:span text:style-name="T51">faire les </text:span><text:span text:style-name="T50">commandes </text:span><text:span text:style-name="T51">en ligne</text:span><text:span text:style-name="T50"> </text:span><text:span text:style-name="T51">et aussi une</text:span><text:span text:style-name="T50"> réservation de table en ligne.</text:span><text:span text:style-name="T51"> </text:span><text:span text:style-name="T50"><text:s/></text:span><text:span text:style-name="T44"><text:s/></text:span></text:p>
      <text:p text:style-name="P60"/>
      <text:p text:style-name="P47"/>
      <text:p text:style-name="P47"/>
      <text:p text:style-name="P60"/>
      <text:p text:style-name="P23"/>
      <text:p text:style-name="P23"><text:soft-page-break/></text:p>
      <text:p text:style-name="P26"><text:span text:style-name="T42">Notre travail sera détaillé en trois parties : la première partie sera consacrée </text:span><text:span text:style-name="T54">cadre théorique</text:span><text:span text:style-name="T42">. Ensuite, nous nous intéresseront à l’analyse et l’étude conceptuelle. Enfin, nous nous consacrerons à l’implémentation, au </text:span><text:span text:style-name="T52">déploiement</text:span><text:span text:style-name="T42"> ainsi qu’a la </text:span><text:span text:style-name="T52">présentation</text:span><text:span text:style-name="T42"> des différentes interface de la plateforme. </text:span></text:p>
      <text:p text:style-name="P4"/>
      <text:p text:style-name="P4"/>
      <text:p text:style-name="P6"/>
      <text:p text:style-name="P18"/>
      <text:p text:style-name="P18"/>
      <text:p text:style-name="P18"/>
      <text:p text:style-name="P18">Plan</text:p>
      <text:p text:style-name="P18"/>
      <text:p text:style-name="P5">AVANT PROPOS</text:p>
      <text:p text:style-name="P5">Dédicaces</text:p>
      <text:p text:style-name="P5">Remerciements</text:p>
      <text:p text:style-name="P63">Liste des abréviations, des sigles et acronymes</text:p>
      <text:p text:style-name="P63">Liste des tableaux</text:p>
      <text:p text:style-name="P63">Liste des figures</text:p>
      <text:p text:style-name="P63"/>
      <text:p text:style-name="P44"><text:span text:style-name="T38">PREMIÈRE</text:span><text:a xlink:type="simple" xlink:href="#_Toc535971652" text:style-name="Index_20_Link" text:visited-style-name="Index_20_Link"><text:span text:style-name="T37"> PARTIE :</text:span></text:a><text:span text:style-name="T39"> </text:span><text:span text:style-name="T40">Cadre théorique et méthodologique</text:span></text:p>
      <text:p text:style-name="P11">Chapitre 1 : cadre théoriques</text:p>
      <text:p text:style-name="P8"><text:span text:style-name="T59">I.</text:span><text:span text:style-name="T58"> </text:span><text:span text:style-name="T59">Présentation générale de la structures</text:span></text:p>
      <text:p text:style-name="P40"/>
      <text:p text:style-name="P40"><text:tab/>1. Historique et situation géographique</text:p>
      <text:p text:style-name="P41"><text:tab/>2. Objectifs du domaines </text:p>
      <text:p text:style-name="P41"><text:tab/>3. Organigramme de la structure</text:p>
      <text:p text:style-name="P41"/>
      <text:p text:style-name="P41">II. Présentation du sujet</text:p>
      <text:p text:style-name="P41"/>
      <text:p text:style-name="P41"><text:tab/>1. Contexte</text:p>
      <text:p text:style-name="P41"><text:tab/>2. Problématique</text:p>
      <text:p text:style-name="P41"><text:tab/>3. Délimitation du champ d’études</text:p>
      <text:p text:style-name="P41"/>
      <text:p text:style-name="P10">Chapitre 2 : Cadre méthodologique</text:p>
      <text:p text:style-name="P41"/>
      <text:p text:style-name="P35">I. Méthodes d’investigations</text:p>
      <text:p text:style-name="P36"><text:soft-page-break/></text:p>
      <text:p text:style-name="P36"><text:tab/>1. L’entretien</text:p>
      <text:p text:style-name="P36"><text:tab/>2. Le questionnement</text:p>
      <text:p text:style-name="P36"><text:tab/>3. Difficultés rencontrées</text:p>
      <text:p text:style-name="P36"/>
      <text:p text:style-name="P36">II. Études comparatives de deux méthodes d’analyse</text:p>
      <text:p text:style-name="P36"/>
      <text:p text:style-name="P36"><text:tab/>1. Présentations des deux méthodes</text:p>
      <text:p text:style-name="P36"><text:tab/>2. Comparaison des deux méthodes</text:p>
      <text:p text:style-name="P36"><text:tab/>3. Choix d’une méthode</text:p>
      <text:p text:style-name="P36"/>
      <text:p text:style-name="P36"/>
      <text:p text:style-name="P42"/>
      <text:p text:style-name="P8"/>
      <text:p text:style-name="P9"/>
      <text:p text:style-name="P44"><text:span text:style-name="T38">DEUXIÈME</text:span><text:a xlink:type="simple" xlink:href="#_Toc535971652" text:style-name="Index_20_Link" text:visited-style-name="Index_20_Link"><text:span text:style-name="T37"> PARTIE :</text:span></text:a><text:span text:style-name="T37"> Analyse et conception </text:span></text:p>
      <text:p text:style-name="P11">Chapitre 1 : Analyse</text:p>
      <text:p text:style-name="P8"/>
      <text:p text:style-name="P43">I. Prérequis théorique</text:p>
      <text:p text:style-name="P43"/>
      <text:p text:style-name="P43"><text:tab/>1. Approche fonctionnelle</text:p>
      <text:p text:style-name="P43"><text:tab/>2. Approche orientée objet</text:p>
      <text:p text:style-name="P43"><text:tab/>3. Concept et formaliste du langage de modélisation</text:p>
      <text:p text:style-name="P28"/>
      <text:p text:style-name="P28">II. Analyse de l’existant</text:p>
      <text:p text:style-name="P28"/>
      <text:p text:style-name="P29"><text:tab/>1. Recensement et analyse des besoins</text:p>
      <text:p text:style-name="P29"><text:tab/>2. Description textuelle des cas d’utilisation</text:p>
      <text:p text:style-name="P29"><text:tab/>3. Diagrammes des cas d’utilisations</text:p>
      <text:p text:style-name="P14"/>
      <text:p text:style-name="P14">Chapitre 2 : Conception</text:p>
      <text:p text:style-name="P14"/>
      <text:p text:style-name="P30">I. Diagrammes de séquence</text:p>
      <text:p text:style-name="P30"/>
      <text:p text:style-name="P30"><text:tab/>1. Diagrammes de séquence : cas s’authentifier</text:p>
      <text:p text:style-name="P30"><text:tab/>2. Diagrammes de séquence : cas …..</text:p>
      <text:p text:style-name="P31"><text:tab/>3. Diagrammes de séquence : cas ….</text:p>
      <text:p text:style-name="P31"><text:soft-page-break/></text:p>
      <text:p text:style-name="P31">II. Diagrammes de classe</text:p>
      <text:p text:style-name="P31"/>
      <text:p text:style-name="P32"><text:tab/>1. Diagramme de classe niveau analyse</text:p>
      <text:p text:style-name="P32"><text:tab/>2. Diagramme de classe niveau conception</text:p>
      <text:p text:style-name="P32"><text:tab/>3. Diagramme de classe niveau …..</text:p>
      <text:p text:style-name="P32"/>
      <text:p text:style-name="P37">III. <text:span text:style-name="T61">Diagrammes d’activité</text:span></text:p>
      <text:p text:style-name="P37"/>
      <text:p text:style-name="P39"><text:tab/>1. Diagramme d’activités : cas …..</text:p>
      <text:p text:style-name="P38"><text:tab/>2. Diagramme d’activité : cas ….</text:p>
      <text:p text:style-name="P38"><text:tab/>3. Diagramme d’activité : cas ….</text:p>
      <text:p text:style-name="P32"/>
      <text:p text:style-name="P14"/>
      <text:p text:style-name="P14"><text:s/></text:p>
      <text:p text:style-name="P13"/>
      <text:p text:style-name="P13"/>
      <text:p text:style-name="P8"><text:tab/></text:p>
      <text:p text:style-name="P7"/>
      <text:p text:style-name="P12"/>
      <text:p text:style-name="P12"/>
      <text:p text:style-name="P45"><text:span text:style-name="T38">TROISIÈME</text:span><text:a xlink:type="simple" xlink:href="#_Toc535971652" text:style-name="Index_20_Link" text:visited-style-name="Index_20_Link"><text:span text:style-name="T37"> PARTIE :</text:span></text:a><text:span text:style-name="T37"> </text:span><text:span text:style-name="T38">Réalisation</text:span></text:p>
      <text:p text:style-name="P11">Chapitre 1 : Plateforme de développement</text:p>
      <text:p text:style-name="P8"/>
      <text:p text:style-name="P33">I. Étude comparative de quelques architectures</text:p>
      <text:p text:style-name="P33"/>
      <text:p text:style-name="P33">II. Étude comparative de quelques SGBD</text:p>
      <text:p text:style-name="P33"/>
      <text:p text:style-name="P33"><text:tab/>1. Présentation de quelques SGBD</text:p>
      <text:p text:style-name="P33"><text:tab/>2. Comparaison et choix</text:p>
      <text:p text:style-name="P33"/>
      <text:p text:style-name="P33">III. Étude comparative de quelques langages de programmation</text:p>
      <text:p text:style-name="P15"/>
      <text:p text:style-name="P15">Chapitre 2 : <text:span text:style-name="T60">Implémentation et d</text:span>éploiement</text:p>
      <text:p text:style-name="P15"/>
      <text:p text:style-name="P34">I. Diagramme de déploiement</text:p>
      <text:p text:style-name="P34"><text:soft-page-break/></text:p>
      <text:p text:style-name="P34">II. Présentation du coût de la solution matérielle</text:p>
      <text:p text:style-name="P34"/>
      <text:p text:style-name="P34">III. Gestion de la sécurité</text:p>
      <text:p text:style-name="P34"/>
      <text:p text:style-name="P34">IV. Quelques fenêtres de l’application</text:p>
      <text:p text:style-name="P34"/>
      <text:p text:style-name="P16">Conclusion</text:p>
      <text:p text:style-name="P61"><text:span text:style-name="T36">R</text:span><text:span text:style-name="T35">éférences bibliographiques</text:span></text:p>
      <text:p text:style-name="P62">Webographique</text:p>
      <text:p text:style-name="P61"><text:span text:style-name="T36">A</text:span><text:span text:style-name="T35">nnexes</text:span></text:p>
      <text:p text:style-name="P17"/>
      <text:p text:style-name="P1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A faire pour la prochaine fois :</text:p>
      <text:p text:style-name="P48"/>
      <text:p text:style-name="P48">- Cahier des charges</text:p>
      <text:p text:style-name="P48">- Liste des acteurs ( avec un use case) dans un tableau</text:p>
      <text:p text:style-name="P48">- Diagramme de classe d’analyse</text:p>
      <text:p text:style-name="P49"><tex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50">PLAN 2</text:p>
      <text:p text:style-name="P50"/>
      <text:p text:style-name="P59">Partie I : <text:span text:style-name="T62">GÉNÉRALITÉ SUR LA RESTAURATION EN LIGNE</text:span></text:p>
      <text:p text:style-name="P106"/>
      <text:list xml:id="list1371277132" text:style-name="L1">
        <text:list-item>
          <text:list>
            <text:list-header>
              <text:p text:style-name="P105">Introduction générale</text:p>
            </text:list-header>
          </text:list>
        </text:list-item>
        <text:list-item>
          <text:p text:style-name="P102">Généralité</text:p>
          <text:list>
            <text:list-item>
              <text:p text:style-name="P124"><text:span text:style-name="T73">Définition et importance d</text:span><text:span text:style-name="T74">e la restauration en ligne . </text:span></text:p>
            </text:list-item>
          </text:list>
        </text:list-item>
      </text:list>
      <text:list xml:id="list1574749555" text:style-name="L4">
        <text:list-item>
          <text:p text:style-name="P125"><text:span text:style-name="T71">D</text:span><text:span text:style-name="T75">éfinition</text:span></text:p>
          <text:p text:style-name="P126"><text:span text:style-name="T4">La restauration en ligne </text:span><text:span text:style-name="T28">dans le domaine des restaurants</text:span><text:span text:style-name="T4"> est un ensemble de </text:span><text:span text:style-name="T9"><text:s/></text:span><text:span text:style-name="T4">services </text:span><text:span text:style-name="T5">(commandes de nourritures ou réservation de table)</text:span><text:span text:style-name="T4"> fournis </text:span><text:span text:style-name="T28">par ces restaurants</text:span><text:span text:style-name="T4"> via le site Web ou l'application mobile du restaurant, ou via le site Web ou l'application d'un multi-restaurant. Un client peut choisir de faire </text:span><text:span text:style-name="T5">livrer </text:span><text:span text:style-name="T4">la nourriture ou de la prendre en charge </text:span><text:span text:style-name="T6">(</text:span><text:a xlink:type="simple" xlink:href="https://en.wikipedia.org/wiki/Online_food_ordering" text:style-name="Internet_20_link" text:visited-style-name="Visited_20_Internet_20_Link">https://en.wikipedia.org/wiki/Online_food_ordering</text:a><text:span text:style-name="T6">). </text:span><text:span text:style-name="T7">Ainsi , l’alliance entre le secteur de l’alimentation et de la restauration est appelé foodtech </text:span><text:span text:style-name="T8">(</text:span><text:a xlink:type="simple" xlink:href="http://foodtech-mag.com/quest-ce-que-la-foodtech" text:style-name="Internet_20_link" text:visited-style-name="Visited_20_Internet_20_Link">http://foodtech-mag.com/quest-ce-que-la-foodtech</text:a><text:span text:style-name="T8">)</text:span><text:span text:style-name="T7">.</text:span></text:p>
          <text:p text:style-name="P126"><text:span text:style-name="T7"/></text:p>
        </text:list-item>
      </text:list>
      <text:p text:style-name="P130"><text:span text:style-name="T71"><text:tab/><text:tab/>(</text:span><text:span text:style-name="T72">Définition de la FoodTech</text:span><text:span text:style-name="T71">) : </text:span><text:span text:style-name="T10">C’est un anglicisme qui fait référence à <text:tab/><text:tab/>une startup alliant la technologie — plus précisément le numérique — et <text:tab/><text:tab/>le domaine de l’alimentation, sa production et sa distribution <text:tab/><text:tab/><text:tab/><text:tab/></text:span><text:span text:style-name="T11">(</text:span><text:a xlink:type="simple" xlink:href="https://www.createur-entreprise.net/foodtech-definition-typologie/" text:style-name="Internet_20_link" text:visited-style-name="Visited_20_Internet_20_Link">https://www.createur-entreprise.net/foodtech-definition-typologie/</text:a><text:span text:style-name="T11">)</text:span><text:span text:style-name="T10">.</text:span></text:p>
      <text:list xml:id="list235427892344928" text:continue-numbering="true" text:style-name="L4">
        <text:list-header>
          <text:p text:style-name="P126"><text:span text:style-name="T71"/></text:p>
        </text:list-header>
        <text:list-item>
          <text:p text:style-name="P126"><text:span text:style-name="T75">I</text:span><text:span text:style-name="T76">mportance</text:span></text:p>
          <text:p text:style-name="P127"><text:span text:style-name="T76">******S</text:span><text:span text:style-name="T77">elon www.statista.com, d’ici 2020 </text:span><text:span text:style-name="T3"> </text:span><text:span text:style-name="T24">le nombre d’utilisateurs de smartphone devrait atteindre 2,87 milliards d'individus. </text:span></text:p>
          <text:p text:style-name="P128"><text:span text:style-name="T24">Dans le monde, une personne sur deux utilise désormais internet. En 2018, le cap des quatre milliards d'internautes a été dépassé avec une augmentation de 7% en l'espace d'un an, selon </text:span><text:span text:style-name="T29">le </text:span><text:a xlink:type="simple" xlink:href="https://wearesocial.com/blog/2018/01/global-digital-report-2018" text:style-name="Internet_20_link" text:visited-style-name="Visited_20_Internet_20_Link"><text:span text:style-name="Strong_20_Emphasis"><text:span text:style-name="T30">Rapport Digital Annuel</text:span></text:span></text:a><text:span text:style-name="T24"> de Hootsuite et We Are Social. Cette étude couvre 239 pays. À l’échelle mondiale, c’est l’Afrique qui a connu la plus forte progression </text:span><text:span text:style-name="T25">(</text:span><text:a xlink:type="simple" xlink:href="https://bfmbusiness.bfmtv.com/hightech/la-moitie-de-la-population-mondiale-est-connectee-a-internet-1361933.html" text:style-name="Internet_20_link" text:visited-style-name="Visited_20_Internet_20_Link">https://bfmbusiness.bfmtv.com/hightech/la-moitie-de-la-population-mondiale-est-connectee-a-internet-1361933.html</text:a><text:span text:style-name="T25">)</text:span><text:span text:style-name="T24">.*****</text:span></text:p>
          <text:p text:style-name="P128"><text:span text:style-name="T24"/></text:p>
          <text:p text:style-name="P66"><text:span text:style-name="T84">Internet a totalement bouleversé nos habitudes de consommation et les restaurants doivent tirer parti de ce phénomène de communication 2.0 pour attirer toutes les personnes « connectées » et ainsi recruter une nouvelle clientèle pour ensuite la fidéliser. En tant que restaurateur, vous êtes confronté à ce phénomène quotidiennement. </text:span></text:p>
          <text:p text:style-name="P68"><text:span text:style-name="T82">La restauration en ligne est utiliser par les géants comme deliveroo, Just-Eat, Foodora, etc. </text:span><text:span text:style-name="T83">et qui font des chiffres d’affaire incroyable. Ainsi, </text:span><text:soft-page-break/><text:span text:style-name="T83">les ménages peuvent acheter leur nourriture en quelques cliques et peuvent se faire livrer et faire un emporté.</text:span><text:span text:style-name="T85"> </text:span></text:p>
          <text:p text:style-name="P68"><text:span text:style-name="Strong_20_Emphasis"><text:span text:style-name="T89">Selon les statistiques, </text:span></text:span><text:span text:style-name="Strong_20_Emphasis"><text:span text:style-name="T88">8 personnes sur 10 recherchent un restaurant sur internet</text:span></text:span><text:span text:style-name="T85">, si vous n’avez aucune présence sur le </text:span><text:span text:style-name="Strong_20_Emphasis"><text:span text:style-name="T88">web</text:span></text:span><text:span text:style-name="T85">, vous ne ressortirez pas dans leur recherche </text:span><text:span text:style-name="T86">alors, v</text:span><text:span text:style-name="T85">ous perdez donc des clients potentiels sans même le savoir. </text:span></text:p>
          <text:p text:style-name="P71"><text:span text:style-name="T90">Dans Present Days, de plus en plus de personnes commandent en ligne à l'aide de smartphones et de tablettes. Selon les sondages, environ 70% des clients commandent des aliments en ligne à l'aide d'un appareil mobile. Tandis qu'ils étaient coincés dans la circulation, en voiture ou à vélo, n'importe qui peut passer sa commande rapidement et facilement, au lieu d'attendre d'être chez lui.</text:span></text:p>
          <text:p text:style-name="P64"><text:span text:style-name="T26">Les malentendus peuvent arriver assez facilement est l'un des plus gros problèmes avec les conversations téléphoniques. Habituellement, à cause du bruit, que ce soit dans le restaurant ou à l'autre bout de la ligne, il suffit d'une erreur pour compromettre une commande et frustrer un client. Avec la commande en ligne, toutes les préférences sont spécifiées directement par le client, il n'y a donc pas de confusion ou de malentendus </text:span><text:span text:style-name="T27">(</text:span><text:a xlink:type="simple" xlink:href="https://www.quora.com/What-are-the-uses-and-benefits-of-online-food-ordering-system" text:style-name="Internet_20_link" text:visited-style-name="Visited_20_Internet_20_Link">https://www.quora.com/What-are-the-uses-and-benefits-of-online-food-ordering-system</text:a><text:span text:style-name="T96">)</text:span><text:span text:style-name="T26">.</text:span></text:p>
          <text:p text:style-name="P69"><text:span text:style-name="T95">A</text:span><text:span text:style-name="T94">vec la restauration en ligne, fini les appels téléphonique ou l’on dépense assez de crédit, la rupture de plat</text:span></text:p>
          <text:p text:style-name="P67"><text:span text:style-name="T87">(</text:span><text:span text:style-name="T97">77% des Français possèdent un smartphone. La présence en ligne est une grosse partie de l’équation dans la réussite d’un restaurant. En effet, dans un monde où tant de gens se fient au bouche à oreille et aux avis sur un établissement, avoir une faible présence en ligne ou ne pas échanger avec vos clients sur les réseaux sociaux sont deux erreurs à ne pas commettre.</text:span><text:span text:style-name="T98">)</text:span></text:p>
          <text:p text:style-name="P70"><text:span text:style-name="T41"/></text:p>
        </text:list-item>
      </text:list>
      <text:p text:style-name="Text_20_body"><text:line-break/></text:p>
      <text:list xml:id="list235429535278722" text:continue-numbering="true" text:style-name="L4">
        <text:list-header>
          <text:p text:style-name="P129"><text:span text:style-name="T71">(Amazon investi 575 millions d</text:span><text:span text:style-name="T78">e dollars</text:span><text:span text:style-name="T71"> dans Deliveroo) : </text:span><text:span text:style-name="T10">Deliveroo a déclaré que le géant américain de la distribution en ligne </text:span><text:span text:style-name="T13">(Amazon)</text:span><text:span text:style-name="T10"> avait été le principal contributeur à un nouveau tour de table de 575 millions de dollars (515 millions d’euros). A cette date, si l’on inclut ce nouveau tour de table, Deliveroo a levé 1,53 milliard de dollars </text:span><text:span text:style-name="T12">(</text:span><text:a xlink:type="simple" xlink:href="https://www.lopinion.fr/edition/economie/amazon-investit-515-millions-dollars-dans-deliveroo-187273" text:style-name="Internet_20_link" text:visited-style-name="Visited_20_Internet_20_Link">https://www.lopinion.fr/edition/economie/amazon-investit-515-millions-dollars-dans-deliveroo-187273</text:a><text:span text:style-name="T12">)</text:span><text:span text:style-name="T10">.</text:span></text:p>
        </text:list-header>
      </text:list>
      <text:p text:style-name="P131"><text:span text:style-name="T10"/></text:p>
      <text:p text:style-name="P131"><text:span text:style-name="T10"/></text:p>
      <text:p text:style-name="P131"><text:span text:style-name="T10"/></text:p>
      <text:p text:style-name="P131"><text:soft-page-break/><text:span text:style-name="T10"/></text:p>
      <text:list xml:id="list235428594192124" text:continue-numbering="true" text:style-name="L4">
        <text:list-header>
          <text:p text:style-name="P132"><text:span text:style-name="T71"/></text:p>
        </text:list-header>
      </text:list>
      <text:list xml:id="list235429287177905" text:continue-list="list1371277132" text:style-name="L1">
        <text:list-item>
          <text:list>
            <text:list-item>
              <text:p text:style-name="P107"><text:span text:style-name="T65">Restauration en ligne</text:span> au Sénégal</text:p>
              <text:p text:style-name="P72"><text:a xlink:type="simple" xlink:href="https://www.hellofood.com/" text:style-name="Internet_20_link" text:visited-style-name="Visited_20_Internet_20_Link"><text:span text:style-name="Strong_20_Emphasis"><text:span text:style-name="T31"/></text:span></text:a></text:p>
            </text:list-item>
          </text:list>
        </text:list-item>
      </text:list>
      <text:p text:style-name="P73"><text:span text:style-name="Strong_20_Emphasis"><text:span text:style-name="T32">Hellofoo</text:span></text:span><text:span text:style-name="Strong_20_Emphasis"><text:span text:style-name="T32">d</text:span></text:span><text:span text:style-name="Strong_20_Emphasis"><text:span text:style-name="T33">, leader de la livraison de repas en ligne en Afrique, a publié une infographie soulignant l’impact de l’émergence du mobile sur les habitudes d’achat des consommateurs africains </text:span></text:span><text:bookmark text:name="more-2893"/><text:span text:style-name="Strong_20_Emphasis"><text:span text:style-name="T33">– et plus particulièrement sur la commande de repas en ligne. </text:span></text:span></text:p>
      <text:p text:style-name="P76">En 2014, hellofood a observé une croissance des taux de commandes sur mobile de plus de 50% sur tout le continent Africain, soutenue par les prix de plus en plus abordables des smartphones (autour de 20 000 franc CFA).</text:p>
      <text:p text:style-name="P76">Les précédentes études sur les usages du mobile en Afrique ont montré que la plupart des nouveaux consommateurs connectés utilisent leur smartphone pour écouter de la musique et interagir avec leur famille ou leurs amis sur les réseaux sociaux (facebook). Naviguer sur le web et prendre des photos ont aussi été cités parmi les usages les plus courants.</text:p>
      <text:p text:style-name="P76">En revanche, les utilisateurs semblent toujours aussi sceptiques quand il s’agit du paiement et des activités bancaires sur mobile.</text:p>
      <text:p text:style-name="P76">Cette méfiance a aussi été observée par <text:a xlink:type="simple" xlink:href="https://www.hellofood.com/" text:style-name="Internet_20_link" text:visited-style-name="Visited_20_Internet_20_Link"><text:span text:style-name="T92">hellofood</text:span></text:a>, première plateforme de commande et de livraison de repas en ligne en Afrique. Cependant, hellofood a enregistré la même quantité de commandes sur mobile et sur ordinateur en 2014, <text:a xlink:type="simple" xlink:href="https://www.hellofood.com/" office:target-frame-name="_blank" xlink:show="new" text:style-name="Internet_20_link" text:visited-style-name="Visited_20_Internet_20_Link"><text:span text:style-name="Strong_20_Emphasis"><text:span text:style-name="T93">chacun représentant 50% du total des commandes sur la plateforme</text:span></text:span></text:a>. Le taux de commande sur mobile évolue à mesure que les usages du téléphone mobile progressent et devraient ainsi bientôt dépasser la quantité des commandes traditionnelles, passées sur ordinateur.</text:p>
      <text:p text:style-name="P79"><text:span text:style-name="T3">Certains pays africains sont déjà </text:span><text:span text:style-name="Emphasis"><text:span text:style-name="T3">premier dans le domaine du m</text:span></text:span><text:span text:style-name="Emphasis"><text:span text:style-name="T16">o</text:span></text:span><text:span text:style-name="Emphasis"><text:span text:style-name="T3">bile</text:span></text:span><text:span text:style-name="T3">, comme par exemple la Tanzanie, où 79% des consommateurs commandent des repas sur leur téléphone (application mobile et site web mobile). L’Égypte (56%), la Côte d’Ivoire (54%), le Sénégal (60%) comptent eux aussi davantage de commandes sur mobile. Les autres pays participants à l’étude sont en voie de devenir leaders dans le mobile, mais comptabilisent encore davantage de commandes sur ordinateur, comme par exemple le Ghana (69%) et le Nigeria (61%) </text:span><text:span text:style-name="T14">(</text:span><text:a xlink:type="simple" xlink:href="https://www.socialnetlink.org/2015/07/foodtech-les-habitudes-dachat-des-consommateurs-africains-evoluent-vers-le-mobile/" text:style-name="Internet_20_link" text:visited-style-name="Visited_20_Internet_20_Link">https://www.socialnetlink.org/2015/07/foodtech-les-habitudes-dachat-des-consommateurs-africains-evoluent-vers-le-mobile/</text:a><text:span text:style-name="T14">)</text:span><text:span text:style-name="T3">.</text:span></text:p>
      <text:p text:style-name="P79"><text:span text:style-name="T3"/></text:p>
      <text:p text:style-name="P79"><text:soft-page-break/><text:span text:style-name="T15">Évaluée</text:span><text:span text:style-name="T3"> par une étude de la Banque Mondiale, le commerce en ligne constitue et représente moins de </text:span><text:span text:style-name="Strong_20_Emphasis"><text:span text:style-name="T3">10% de l’économie sénégalaise au cours de ces deux dernières années.</text:span></text:span></text:p>
      <text:p text:style-name="P78"><text:span text:style-name="T3">D’après certains indicateurs, ils seraient près de </text:span><text:span text:style-name="Emphasis"><text:span text:style-name="Strong_20_Emphasis"><text:span text:style-name="T3">1 millions de sénégalais à avoir effectué des achats en ligne depuis le début l’année 2015</text:span></text:span></text:span><text:span text:style-name="T3">.</text:span></text:p>
      <text:p text:style-name="P77"><text:span text:style-name="T3"/></text:p>
      <text:p text:style-name="P75"/>
      <text:p text:style-name="Text_20_body"><text:a xlink:type="simple" xlink:href="https://www.socialnetlink.org/wp-content/uploads/2015/07/Capture-d’écran-2015-07-15-à-09.18.58.png" text:style-name="Internet_20_link" text:visited-style-name="Visited_20_Internet_20_Link"><text:span text:style-name="T99"><text:line-break/></text:span></text:a></text:p>
      <text:list xml:id="list235428561994380" text:continue-numbering="true" text:style-name="L1">
        <text:list-item>
          <text:list>
            <text:list-header>
              <text:p text:style-name="P107"/>
            </text:list-header>
            <text:list-item>
              <text:p text:style-name="P108"><text:s/>Objectif de <text:span text:style-name="T69">l’</text:span>application de <text:span text:style-name="T64">restauration en ligne</text:span></text:p>
            </text:list-item>
          </text:list>
        </text:list-item>
      </text:list>
      <text:p text:style-name="P109"/>
      <text:list xml:id="list565814648" text:style-name="L8">
        <text:list-item>
          <text:p text:style-name="P110">Utiliser l’Internet pour vulgariser, à travers <text:span text:style-name="T100">Dakar</text:span> nos <text:span text:style-name="T100">plats</text:span> disponibles dans <text:span text:style-name="T100">les différents restaurants.</text:span></text:p>
        </text:list-item>
        <text:list-item>
          <text:p text:style-name="P111">Augmenter le chiffre d’affaire d’au moins 30% des restaurants.</text:p>
        </text:list-item>
        <text:list-item>
          <text:p text:style-name="P111">Faciliter les commandes dans les restaurants en quelques cliques.</text:p>
        </text:list-item>
        <text:list-item>
          <text:p text:style-name="P111">Améliorer le service <text:span text:style-name="T101">clientèle.</text:span></text:p>
        </text:list-item>
        <text:list-item>
          <text:p text:style-name="P112">Faire un bon marketing pour les restaurants.</text:p>
        </text:list-item>
        <text:list-item>
          <text:p text:style-name="P112">Etc. </text:p>
        </text:list-item>
      </text:list>
      <text:p text:style-name="P51"/>
      <text:list xml:id="list235428355744354" text:continue-list="list235428561994380" text:style-name="L1">
        <text:list-item>
          <text:p text:style-name="P102">Approche méthodologique</text:p>
          <text:list>
            <text:list-item>
              <text:p text:style-name="P114">Avantages d<text:span text:style-name="T67">e la</text:span> <text:span text:style-name="T66">restauration en ligne</text:span></text:p>
              <text:p text:style-name="P114"><text:span text:style-name="T66"/></text:p>
            </text:list-item>
          </text:list>
        </text:list-item>
      </text:list>
      <text:p text:style-name="P65"><text:span text:style-name="T17">Le marché de la distribution alimentaire évolue à un rythme accéléré. Et en tant que restaurateur, être en ligne est la </text:span><text:span text:style-name="T23">voie à suivre</text:span><text:span text:style-name="T17"> pour </text:span><text:span text:style-name="Strong_20_Emphasis"><text:span text:style-name="T17">élargir votre clientèle actuelle et augmenter votre flux de revenus.</text:span></text:span></text:p>
      <text:p text:style-name="P74"><text:span text:style-name="Strong_20_Emphasis"><text:span text:style-name="T34">Avoir une présence en ligne vous rend «scintillant» visible aux clients qui n'auraient jamais vu une annonce ou entendu parler de votre entreprise et qui ne viendraient probablement jamais frapper à la porte de votre restaurant. Alors va votre circulation piétonnière.</text:span></text:span></text:p>
      <text:p text:style-name="P82"><text:span text:style-name="T17">Toutefois, créer une présence en ligne revient à taper du pied de nez sur vos clients et à leur raconter tout ce qu’il faut sur votre grand restaurant. Et lorsque vous ajoutez au tableau une fonctionnalité </text:span><text:span text:style-name="Strong_20_Emphasis"><text:span text:style-name="T17">facile à utiliser</text:span></text:span><text:span text:style-name="T17"> , telle qu'un </text:span><text:span text:style-name="Strong_20_Emphasis"><text:span text:style-name="T17">système de commande en ligne convivial pour les restaurants</text:span></text:span><text:span text:style-name="T17"> , vous augmentez considérablement vos chances d'augmenter les ventes et d' </text:span><text:span text:style-name="Strong_20_Emphasis"><text:span text:style-name="T17">accroître votre marge bénéficiaire</text:span></text:span><text:span text:style-name="T17"> .</text:span></text:p>
      <text:p text:style-name="P84"><text:soft-page-break/><text:span text:style-name="T17"/></text:p>
      <text:p text:style-name="P82"><text:span text:style-name="T17">Les restaurateurs du monde entier qui cherchent à conquérir de nouveaux clients ont déjà pris part à la tendance des livraisons en ligne. Les gens sont passés de la commande hors ligne à la commande en ligne parce que cela est </text:span><text:span text:style-name="Strong_20_Emphasis"><text:span text:style-name="T17">facile, pratique</text:span></text:span><text:span text:style-name="T17"> et </text:span><text:span text:style-name="Strong_20_Emphasis"><text:span text:style-name="T17">totalement transparent</text:span></text:span><text:span text:style-name="T17"> . Ils peuvent enfin dire au revoir à l'agitation générée par les anciennes méthodes de commande de nourriture.</text:span></text:p>
      <text:p text:style-name="P85"><text:span text:style-name="T79">Les avantages du système de commande en ligne sont donc multiples. Peu importe votre qualité, les commandes hors ligne ont des limites qui n'existent pas en ligne. </text:span></text:p>
      <text:p text:style-name="P81"><text:span text:style-name="T17">Voici quelques exemples:</text:span></text:p>
      <text:list xml:id="list4233302795" text:style-name="L12">
        <text:list-item>
          <text:p text:style-name="P94"><text:span text:style-name="T17">P</text:span><text:span text:style-name="T3">as de </text:span><text:span text:style-name="T17">malentendus et pas de frustrations</text:span></text:p>
        </text:list-item>
      </text:list>
      <text:p text:style-name="P90"><text:span text:style-name="T79">L'un des plus gros problèmes des conversations téléphoniques est que les malentendus peuvent se produire assez facilement.</text:span></text:p>
      <text:p text:style-name="P86">Habituellement, à cause du bruit, que ce soit au restaurant ou à l’autre bout de la ligne, il suffit d’une simple erreur pour compromettre une commande et frustrer un client.</text:p>
      <text:p text:style-name="P82"><text:span text:style-name="T17">Avec la commande en ligne, toutes les préférences sont spécifiées </text:span><text:span text:style-name="T21">directement par le client</text:span><text:span text:style-name="T17"> , il n'y a donc </text:span><text:span text:style-name="Strong_20_Emphasis"><text:span text:style-name="T17">pas de place pour des confusions ou des malentendus.</text:span></text:span></text:p>
      <text:p text:style-name="P95"><text:span text:style-name="T17"/></text:p>
      <text:list xml:id="list235427960409481" text:continue-numbering="true" text:style-name="L12">
        <text:list-item>
          <text:p text:style-name="P92"><text:span text:style-name="T17">L</text:span><text:span text:style-name="T18">a </text:span><text:span text:style-name="T3">commande de nourriture en ligne est ouverte 24/7</text:span></text:p>
        </text:list-item>
      </text:list>
      <text:p text:style-name="P93"><text:span text:style-name="Strong_20_Emphasis"><text:span text:style-name="T17">Votre restaurant ne sera peut-être pas ouvert 24h / 24, mais votre système de commande en ligne l'est sûrement. Et cela peut vous aider à gagner de l'argent même pendant que vous dormez.</text:span></text:span></text:p>
      <text:p text:style-name="P93"><text:span text:style-name="Strong_20_Emphasis"><text:span text:style-name="T17"/></text:span></text:p>
      <text:p text:style-name="P93"><text:soft-page-break/><text:span text:style-name="Strong_20_Emphasis"><text:span text:style-name="T17"/></text:span></text:p>
      <text:p text:style-name="P84"><text:span text:style-name="Strong_20_Emphasis"><text:span text:style-name="T80">En utilisant un système de commande de nourriture en ligne, vous donnez à vos clients la possibilité de passer les commandes quand cela leur convient le mieux . Même si cela se produit en dehors de vos heures de travail.</text:span></text:span></text:p>
      <text:p text:style-name="P82"><text:span text:style-name="Strong_20_Emphasis"><text:span text:style-name="T17">Et cela peut aider à réduire considérablement la taille de votre commande . Parce qu'ils peuvent facilement choisir de programmer une heure de ramassage ou de livraison préférée dans votre temps de travail.</text:span></text:span></text:p>
      <text:p text:style-name="P82"><text:span text:style-name="Strong_20_Emphasis"><text:span text:style-name="T17">Et donc, quand vous ouvrez, vous avez déjà une liste de choses à faire pour examiner et commencer à agir.</text:span></text:span></text:p>
      <text:list xml:id="list235429720749649" text:continue-numbering="true" text:style-name="L12">
        <text:list-item>
          <text:p text:style-name="P92"><text:span text:style-name="T18">Un </text:span><text:span text:style-name="T3">menu en ligne est plus simple à gérer</text:span></text:p>
        </text:list-item>
      </text:list>
      <text:p text:style-name="P91">Il est beaucoup plus facile et considérablement moins cher (ou même gratuit) de créer et de maintenir un menu de qualité qui incitera vos clients à commander chez vous à chaque fois qu'ils le verront.</text:p>
      <text:p text:style-name="P82"><text:span text:style-name="T3">Non seulement vous vous débarrassez du fardeau de l’impression et vous libérez des frais d’impression, mais vous bénéficiez également d’une grande </text:span><text:span text:style-name="Strong_20_Emphasis"><text:span text:style-name="T3">souplesse</text:span></text:span><text:span text:style-name="T3"> pour changer de menu à tout moment.</text:span></text:p>
      <text:p text:style-name="P91">De plus, avec un excellent menu en ligne et un client configurant lui-même sa commande en ligne, il se produit des ventes supplémentaires. :)</text:p>
      <text:p text:style-name="P87">Cela signifie que s'ils voient la page des desserts, ils l'ajouteront également à leur commande, à côté de leur plat principal préféré.</text:p>
      <text:p text:style-name="P82"><text:span text:style-name="T3">Selon NPR </text:span><text:span text:style-name="T19">(National Public Radio)</text:span><text:span text:style-name="T3">, les clients en ligne ont tendance à dépenser en moyenne </text:span><text:span text:style-name="Strong_20_Emphasis"><text:span text:style-name="T3">4% plus d'argent</text:span></text:span><text:span text:style-name="T3"> .</text:span></text:p>
      <text:p text:style-name="P80"><text:span text:style-name="T3"/></text:p>
      <text:p text:style-name="P80"><text:span text:style-name="T3"/></text:p>
      <text:p text:style-name="P93"><text:soft-page-break/><text:span text:style-name="T3"/></text:p>
      <text:list xml:id="list235429849028229" text:continue-numbering="true" text:style-name="L12">
        <text:list-item>
          <text:p text:style-name="P92"><text:span text:style-name="T18">M</text:span><text:span text:style-name="T3">oins de tracas pour vous</text:span></text:p>
        </text:list-item>
      </text:list>
      <text:p text:style-name="P93"><text:span text:style-name="T3">Les clients peuvent commander très rapidement ou peuvent prendre beaucoup de temps à se décider. Ce n'est plus un problème pour vous. En passant de la commande hors ligne à la commande en ligne, vous évitez les </text:span><text:span text:style-name="Strong_20_Emphasis"><text:span text:style-name="T3">tracas liés au traitement des clients indécis</text:span></text:span><text:span text:style-name="T3"> et au temps perdu par le personnel. </text:span><text:span text:style-name="Strong_20_Emphasis"><text:span text:style-name="T3">Et cela signifie des économies importantes pour </text:span></text:span><text:span text:style-name="Strong_20_Emphasis"><text:span text:style-name="T20">VOUS</text:span></text:span><text:span text:style-name="Strong_20_Emphasis"><text:span text:style-name="T3">.</text:span></text:span></text:p>
      <text:p text:style-name="P82"><text:span text:style-name="T3">Et si vous le faites comme un pro, vous pouvez même éliminer les appels de suivi. Avec un système de commande comme le </text:span><text:a xlink:type="simple" xlink:href="https://www.gloriafood.com/" office:target-frame-name="_blank" xlink:show="new" text:style-name="Internet_20_link" text:visited-style-name="Visited_20_Internet_20_Link"><text:span text:style-name="T22">nôtre</text:span></text:a><text:span text:style-name="T3"> , la confirmation de commande est reçue par le client en </text:span><text:span text:style-name="Strong_20_Emphasis"><text:span text:style-name="T3">temps réel</text:span></text:span><text:span text:style-name="T3"> .</text:span></text:p>
      <text:p text:style-name="P83"><text:span text:style-name="T3">Vous n'avez donc aucune raison de perdre votre temps à les rappeler pour confirmer leur commande.</text:span></text:p>
      <text:p text:style-name="P83"><text:line-break/></text:p>
      <text:p text:style-name="P115"><text:span text:style-name="T66"/></text:p>
      <text:list xml:id="list235429124589111" text:continue-list="list235428355744354" text:style-name="L1">
        <text:list-item>
          <text:list>
            <text:list-item>
              <text:p text:style-name="P114">Type d<text:span text:style-name="T67">e </text:span><text:span text:style-name="T66">restauration en ligne</text:span></text:p>
            </text:list-item>
          </text:list>
        </text:list-item>
      </text:list>
      <text:p text:style-name="P115"><text:span text:style-name="T66"/></text:p>
      <text:p text:style-name="P96">En tant que restaurateur, vous avez probablement déjà rencontré deux types de systèmes de commande en ligne. Ce sont des systèmes de marché et des systèmes de libre service.</text:p>
      <text:p text:style-name="P88">Bien qu'ils fassent fondamentalement les mêmes choses, le modèle commercial à l'origine de ces services a un impact considérable sur les performances de vos commandes en ligne.</text:p>
      <text:list xml:id="list4025826407" text:style-name="L14">
        <text:list-item>
          <text:p text:style-name="P98">Systèmes de commande en ligne marché</text:p>
        </text:list-item>
      </text:list>
      <text:p text:style-name="P97">C'est là que la grande majorité des restaurateurs commencent. Les systèmes de commande du marché sont ceux comme Deliveroo, EatNow, Menulog, Uber Eats, Foodpanda, etc. Vous pouvez considérer ces plateformes comme celles d'eBay et Etsy.</text:p>
      <text:p text:style-name="P97"><text:soft-page-break/></text:p>
      <text:p text:style-name="P97"/>
      <text:p text:style-name="P88">Généralement, ces entreprises vous contacteront en premier. Ils téléchargent votre menu en ligne et vous permettent de commencer à accepter les commandes immédiatement. Ils font également beaucoup de promotion et de marketing pour générer du trafic sur leur site Web et générer des ventes pour leurs magasins.</text:p>
      <text:p text:style-name="P88">La façon dont ces systèmes gagnent de l'argent consiste à prendre un% de chaque commande passée via leur système. Bien que ce soit généralement le moyen le plus simple de se connecter à Internet, il est également le plus coûteux. Le secteur de la restauration est l’un des secteurs les plus compétitifs avec des marges bénéficiaires faibles. Perdre un% de chaque commande, et pas seulement de 1 à 3%, mais généralement de 5 à 20% ou plus peut avoir un impact considérable sur vos résultats financiers.</text:p>
      <text:p text:style-name="P88">La plupart des restaurateurs commenceront avec ces services, mais en viendront bientôt à cette réalisation et commenceront à chercher des solutions alternatives. Cela dit, ce n’est pas totalement mauvais. Idéalement, avec toutes les activités marketing de ces entreprises, elles sont en mesure de vous générer de nouveaux clients que vous n'auriez peut-être pas eu autrement.</text:p>
      <text:p text:style-name="P89"><text:span text:style-name="T91">La situation inverse peut aussi être vraie lorsque vos clients habituels commencent à commander en ligne via ces sites, à partir desquels vous perdez une grande partie de vos ventes habituelles. C'est pourquoi il est important que vous utilisiez les systèmes de commande du marché en conjonction avec les systèmes de commande en ligne en libre service.</text:span></text:p>
      <text:list xml:id="list235428881392862" text:continue-numbering="true" text:style-name="L14">
        <text:list-item>
          <text:p text:style-name="P100">Systèmes de commande en ligne en libre service</text:p>
        </text:list-item>
      </text:list>
      <text:p text:style-name="P99">La montée en puissance du système de commande en ligne en libre-service est due à son prix nettement moins cher par rapport aux systèmes du marché. Généralement, ces systèmes facturent un coût mensuel fixe et / ou des frais d'installation. Cependant, cela revient beaucoup moins cher que de payer un % de chaque commande.</text:p>
      <text:p text:style-name="P88">Ces systèmes vous permettent essentiellement de créer votre propre système de commande en ligne. Vous pouvez les comparer à des solutions de commerce électronique telles que Shopify et Bigcommerce.</text:p>
      <text:p text:style-name="P88"><text:soft-page-break/></text:p>
      <text:p text:style-name="P88">Outre le faible coût, l’autre avantage de ces systèmes est qu’ils permettent généralement un degré de personnalisation plus élevé et une multitude de fonctionnalités supplémentaires.</text:p>
      <text:p text:style-name="P88">Si vous envisagez d’adopter des commandes en ligne, il est absolument essentiel que vous utilisiez d’abord un système de commande en ligne en libre-service, puis que vous utilisiez les systèmes du marché.</text:p>
      <text:p text:style-name="P101"/>
      <text:p text:style-name="P115"><text:span text:style-name="T66"/></text:p>
      <text:p text:style-name="P115"><text:span text:style-name="T66"/></text:p>
      <text:p text:style-name="P115"><text:span text:style-name="T66"/></text:p>
      <text:list xml:id="list235429299034552" text:continue-list="list235429124589111" text:style-name="L1">
        <text:list-item>
          <text:list>
            <text:list-item>
              <text:p text:style-name="P114"><text:s/>Choix de <text:span text:style-name="T68">l’</text:span>application d<text:span text:style-name="T67">e </text:span><text:span text:style-name="T66">restauration en ligne</text:span></text:p>
            </text:list-item>
          </text:list>
        </text:list-item>
      </text:list>
      <text:p text:style-name="P115"><text:span text:style-name="T66"/></text:p>
      <text:p text:style-name="P115"><text:span text:style-name="T66"/></text:p>
      <text:p text:style-name="P115"><text:span text:style-name="T66"/></text:p>
      <text:p text:style-name="P51"/>
      <text:list xml:id="list235428780826357" text:continue-numbering="true" text:style-name="L1">
        <text:list-item>
          <text:list>
            <text:list-header>
              <text:p text:style-name="P113">Conclusion <text:span text:style-name="T81">générale</text:span></text:p>
              <text:p text:style-name="P113"/>
            </text:list-header>
          </text:list>
        </text:list-item>
      </text:list>
      <text:p text:style-name="P57">Partie II : ANALYSE ET CONCEPTION</text:p>
      <text:p text:style-name="P52"/>
      <text:list xml:id="list4251725554" text:style-name="L2">
        <text:list-item>
          <text:p text:style-name="P103">Analyse</text:p>
          <text:list>
            <text:list-item>
              <text:p text:style-name="P116">Recensement et analyse des besoins</text:p>
            </text:list-item>
            <text:list-item>
              <text:p text:style-name="P118">Présentation des outils de modélisation</text:p>
            </text:list-item>
            <text:list-item>
              <text:p text:style-name="P119"><text:s/><text:span text:style-name="T70">Description textuelle des cas d’utilisation</text:span></text:p>
            </text:list-item>
          </text:list>
        </text:list-item>
      </text:list>
      <text:p text:style-name="P54"/>
      <text:list xml:id="list235428626835385" text:continue-numbering="true" text:style-name="L2">
        <text:list-item>
          <text:p text:style-name="P103">Conception</text:p>
          <text:list>
            <text:list-item>
              <text:p text:style-name="P120">Conception du système</text:p>
            </text:list-item>
            <text:list-item>
              <text:p text:style-name="P119">Modélisation</text:p>
            </text:list-item>
            <text:list-item>
              <text:p text:style-name="P117"><text:s/>Diagrammes des cas d’utilisations</text:p>
            </text:list-item>
          </text:list>
        </text:list-item>
      </text:list>
      <text:p text:style-name="P53"/>
      <text:p text:style-name="P53"/>
      <text:p text:style-name="P58">Partie III : <text:span text:style-name="T63">RÉALISATION</text:span></text:p>
      <text:p text:style-name="P53"/>
      <text:list xml:id="list1844145192" text:style-name="L3">
        <text:list-item>
          <text:p text:style-name="P104">Plateforme de développement</text:p>
          <text:list>
            <text:list-item>
              <text:p text:style-name="P123">Étude comparative de quelques architectures</text:p>
            </text:list-item>
            <text:list-item>
              <text:p text:style-name="P121">Étude comparative de quelques technologies</text:p>
            </text:list-item>
            <text:list-item>
              <text:p text:style-name="P121">Étude comparative de quelques langages de programmation</text:p>
            </text:list-item>
          </text:list>
        </text:list-item>
      </text:list>
      <text:p text:style-name="P55"/>
      <text:list xml:id="list235429936136757" text:continue-numbering="true" text:style-name="L3">
        <text:list-item>
          <text:p text:style-name="P104">Implémentation et déploiement</text:p>
          <text:list>
            <text:list-item>
              <text:p text:style-name="P122"><text:soft-page-break/>Diagramme de déploiement</text:p>
            </text:list-item>
            <text:list-item>
              <text:p text:style-name="P122">Gestion de la sécurité et coût de la solution matérielle</text:p>
            </text:list-item>
            <text:list-item>
              <text:p text:style-name="P122">Quelques fenêtres de l’application</text:p>
            </text:list-item>
          </text:list>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Droid Sans" svg:font-family="'Droid Sans', Helvetica, Arial, Lucida, sans-serif"/>
    <style:font-face style:name="Helvetica" svg:font-family="Helvetica, Arial, 'Lucida Grande', sans-serif"/>
    <style:font-face style:name="Lato" svg:font-family="Lato, sans-serif"/>
    <style:font-face style:name="Lohit Devanagari1" svg:font-family="'Lohit Devanagari'"/>
    <style:font-face style:name="Noticia Text" svg:font-family="'Noticia Text', serif"/>
    <style:font-face style:name="Open Sans1" svg:font-family="'Open Sans'"/>
    <style:font-face style:name="Open Sans" svg:font-family="'Open Sans', Helvetica, Arial, sans-serif"/>
    <style:font-face style:name="Open Sans2" svg:font-family="'Open Sans', sans-serif"/>
    <style:font-face style:name="Roboto" svg:font-family="Roboto"/>
    <style:font-face style:name="apple-system" svg:font-family="apple-system, BlinkMacSystemFont, 'Segoe UI', Roboto, Oxygen-Sans, Ubuntu, Cantarell, 'Helvetica Neue', sans-serif"/>
    <style:font-face style:name="arial" svg:font-family="arial, sans-serif"/>
    <style:font-face style:name="georgia" svg:font-family="georgia, times, 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21409a" officeooo:rsid="0058d1ae" officeooo:paragraph-rsid="0058d1a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page-layout>
  </office:automatic-styles>
  <office:master-styles>
    <style:master-page style:name="Standard" style:page-layout-name="Mpm1">
      <style:header>
        <text:p text:style-name="MP1">Elie Pau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2:54:38.983816006</meta:creation-date>
    <dc:date>2019-10-10T11:01:13.046251713</dc:date>
    <meta:editing-duration>P10DT21H50M9S</meta:editing-duration>
    <meta:editing-cycles>163</meta:editing-cycles>
    <meta:generator>LibreOffice/6.0.7.3$Linux_X86_64 LibreOffice_project/00m0$Build-3</meta:generator>
    <meta:document-statistic meta:table-count="0" meta:image-count="0" meta:object-count="0" meta:page-count="16" meta:paragraph-count="180" meta:word-count="3025" meta:character-count="19446" meta:non-whitespace-character-count="16563"/>
  </office:meta>
</office:document-meta>
</file>